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89mm" svg:height="90.05mm" svg:x="83.11mm" svg:y="565.23mm">
            <loext:p draw:notify-on-update-of-ranges="Tabelle1.A1:Tabelle1.A1 Tabelle1.A2:Tabelle1.A145 Tabelle1.B1:Tabelle1.B1 Tabelle1.B2:Tabelle1.B145 Tabelle1.A1:Tabelle1.A1 Tabelle1.A2:Tabelle1.A145 Tabelle1.C1:Tabelle1.C1 Tabelle1.C2:Tabelle1.C1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 [s]</text:p>
          </table:table-cell>
          <table:table-cell office:value-type="string" calcext:value-type="string">
            <text:p>V [m/s]</text:p>
          </table:table-cell>
          <table:table-cell office:value-type="string" calcext:value-type="string">
            <text:p>S [m]</text:p>
          </table:table-cell>
          <table:table-cell table:number-columns-repeated="3"/>
          <table:table-cell office:value-type="string" calcext:value-type="string">
            <text:p>Startwerte</text:p>
          </table:table-cell>
          <table:table-cell/>
        </table:table-row>
        <table:table-row table:style-name="ro2">
          <table:table-cell table:formula="of:=[.H2]" office:value-type="float" office:value="0" calcext:value-type="float">
            <text:p>0,00</text:p>
          </table:table-cell>
          <table:table-cell table:formula="of:=[.H4]" office:value-type="float" office:value="0" calcext:value-type="float">
            <text:p>0,00</text:p>
          </table:table-cell>
          <table:table-cell table:formula="of:=[.H5]" office:value-type="float" office:value="1000" calcext:value-type="float">
            <text:p>1.000,00</text:p>
          </table:table-cell>
          <table:table-cell table:number-columns-repeated="3"/>
          <table:table-cell office:value-type="string" calcext:value-type="string">
            <text:p>t<text:span text:style-name="T1">0</text:span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+[.$H$3]" office:value-type="float" office:value="0.0995018669242969" calcext:value-type="float">
            <text:p>0,10</text:p>
          </table:table-cell>
          <table:table-cell table:formula="of:=[.B2]+[.$H$6]*[.$H$3]" office:value-type="float" office:value="-0.976113314527352" calcext:value-type="float">
            <text:p>-0,98</text:p>
          </table:table-cell>
          <table:table-cell table:formula="of:=[.C2]+[.B3]*[.$H$3]" office:value-type="float" office:value="999.902874902875" calcext:value-type="float">
            <text:p>999,90</text:p>
          </table:table-cell>
          <table:table-cell table:number-columns-repeated="3"/>
          <table:table-cell office:value-type="string" calcext:value-type="string">
            <text:p>delta t</text:p>
          </table:table-cell>
          <table:table-cell office:value-type="float" office:value="0.0995018669242969" calcext:value-type="float">
            <text:p>0,0995018669</text:p>
          </table:table-cell>
        </table:table-row>
        <table:table-row table:style-name="ro3">
          <table:table-cell table:formula="of:=[.A3]+[.$H$3]" office:value-type="float" office:value="0.199003733848594" calcext:value-type="float">
            <text:p>0,20</text:p>
          </table:table-cell>
          <table:table-cell table:formula="of:=[.B3]+[.$H$6]*[.$H$3]" office:value-type="float" office:value="-1.9522266290547" calcext:value-type="float">
            <text:p>-1,95</text:p>
          </table:table-cell>
          <table:table-cell table:formula="of:=[.C3]+[.B4]*[.$H$3]" office:value-type="float" office:value="999.708624708625" calcext:value-type="float">
            <text:p>999,71</text:p>
          </table:table-cell>
          <table:table-cell table:number-columns-repeated="3"/>
          <table:table-cell office:value-type="string" calcext:value-type="string">
            <text:p>V<text:span text:style-name="T1">0</text:span> [m/s]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]+[.$H$3]" office:value-type="float" office:value="0.298505600772891" calcext:value-type="float">
            <text:p>0,30</text:p>
          </table:table-cell>
          <table:table-cell table:formula="of:=[.B4]+[.$H$6]*[.$H$3]" office:value-type="float" office:value="-2.92833994358206" calcext:value-type="float">
            <text:p>-2,93</text:p>
          </table:table-cell>
          <table:table-cell table:formula="of:=[.C4]+[.B5]*[.$H$3]" office:value-type="float" office:value="999.417249417249" calcext:value-type="float">
            <text:p>999,42</text:p>
          </table:table-cell>
          <table:table-cell table:number-columns-repeated="3"/>
          <table:table-cell office:value-type="string" calcext:value-type="string">
            <text:p>S<text:span text:style-name="T1">0</text:span>=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[.A5]+[.$H$3]" office:value-type="float" office:value="0.398007467697187" calcext:value-type="float">
            <text:p>0,40</text:p>
          </table:table-cell>
          <table:table-cell table:formula="of:=[.B5]+[.$H$6]*[.$H$3]" office:value-type="float" office:value="-3.90445325810941" calcext:value-type="float">
            <text:p>-3,90</text:p>
          </table:table-cell>
          <table:table-cell table:formula="of:=[.C5]+[.B6]*[.$H$3]" office:value-type="float" office:value="999.028749028749" calcext:value-type="float">
            <text:p>999,03</text:p>
          </table:table-cell>
          <table:table-cell table:number-columns-repeated="3"/>
          <table:table-cell office:value-type="string" calcext:value-type="string">
            <text:p>a [m/s2]</text:p>
          </table:table-cell>
          <table:table-cell office:value-type="float" office:value="-9.81" calcext:value-type="float">
            <text:p>-9,81</text:p>
          </table:table-cell>
        </table:table-row>
        <table:table-row table:style-name="ro1">
          <table:table-cell table:formula="of:=[.A6]+[.$H$3]" office:value-type="float" office:value="0.497509334621484" calcext:value-type="float">
            <text:p>0,50</text:p>
          </table:table-cell>
          <table:table-cell table:formula="of:=[.B6]+[.$H$6]*[.$H$3]" office:value-type="float" office:value="-4.88056657263676" calcext:value-type="float">
            <text:p>-4,88</text:p>
          </table:table-cell>
          <table:table-cell table:formula="of:=[.C6]+[.B7]*[.$H$3]" office:value-type="float" office:value="998.543123543123" calcext:value-type="float">
            <text:p>998,54</text:p>
          </table:table-cell>
          <table:table-cell table:number-columns-repeated="5"/>
        </table:table-row>
        <table:table-row table:style-name="ro1">
          <table:table-cell table:formula="of:=[.A7]+[.$H$3]" office:value-type="float" office:value="0.597011201545781" calcext:value-type="float">
            <text:p>0,60</text:p>
          </table:table-cell>
          <table:table-cell table:formula="of:=[.B7]+[.$H$6]*[.$H$3]" office:value-type="float" office:value="-5.85667988716411" calcext:value-type="float">
            <text:p>-5,86</text:p>
          </table:table-cell>
          <table:table-cell table:formula="of:=[.C7]+[.B8]*[.$H$3]" office:value-type="float" office:value="997.960372960372" calcext:value-type="float">
            <text:p>997,96</text:p>
          </table:table-cell>
          <table:table-cell table:number-columns-repeated="5"/>
        </table:table-row>
        <table:table-row table:style-name="ro1">
          <table:table-cell table:formula="of:=[.A8]+[.$H$3]" office:value-type="float" office:value="0.696513068470078" calcext:value-type="float">
            <text:p>0,70</text:p>
          </table:table-cell>
          <table:table-cell table:formula="of:=[.B8]+[.$H$6]*[.$H$3]" office:value-type="float" office:value="-6.83279320169147" calcext:value-type="float">
            <text:p>-6,83</text:p>
          </table:table-cell>
          <table:table-cell table:formula="of:=[.C8]+[.B9]*[.$H$3]" office:value-type="float" office:value="997.280497280496" calcext:value-type="float">
            <text:p>997,28</text:p>
          </table:table-cell>
          <table:table-cell table:number-columns-repeated="5"/>
        </table:table-row>
        <table:table-row table:style-name="ro1">
          <table:table-cell table:formula="of:=[.A9]+[.$H$3]" office:value-type="float" office:value="0.796014935394375" calcext:value-type="float">
            <text:p>0,80</text:p>
          </table:table-cell>
          <table:table-cell table:formula="of:=[.B9]+[.$H$6]*[.$H$3]" office:value-type="float" office:value="-7.80890651621882" calcext:value-type="float">
            <text:p>-7,81</text:p>
          </table:table-cell>
          <table:table-cell table:formula="of:=[.C9]+[.B10]*[.$H$3]" office:value-type="float" office:value="996.503496503495" calcext:value-type="float">
            <text:p>996,50</text:p>
          </table:table-cell>
          <table:table-cell table:number-columns-repeated="5"/>
        </table:table-row>
        <table:table-row table:style-name="ro1">
          <table:table-cell table:formula="of:=[.A10]+[.$H$3]" office:value-type="float" office:value="0.895516802318672" calcext:value-type="float">
            <text:p>0,90</text:p>
          </table:table-cell>
          <table:table-cell table:formula="of:=[.B10]+[.$H$6]*[.$H$3]" office:value-type="float" office:value="-8.78501983074617" calcext:value-type="float">
            <text:p>-8,79</text:p>
          </table:table-cell>
          <table:table-cell table:formula="of:=[.C10]+[.B11]*[.$H$3]" office:value-type="float" office:value="995.629370629369" calcext:value-type="float">
            <text:p>995,63</text:p>
          </table:table-cell>
          <table:table-cell table:number-columns-repeated="5"/>
        </table:table-row>
        <table:table-row table:style-name="ro1">
          <table:table-cell table:formula="of:=[.A11]+[.$H$3]" office:value-type="float" office:value="0.995018669242969" calcext:value-type="float">
            <text:p>1,00</text:p>
          </table:table-cell>
          <table:table-cell table:formula="of:=[.B11]+[.$H$6]*[.$H$3]" office:value-type="float" office:value="-9.76113314527353" calcext:value-type="float">
            <text:p>-9,76</text:p>
          </table:table-cell>
          <table:table-cell table:formula="of:=[.C11]+[.B12]*[.$H$3]" office:value-type="float" office:value="994.658119658118" calcext:value-type="float">
            <text:p>994,66</text:p>
          </table:table-cell>
          <table:table-cell table:number-columns-repeated="5"/>
        </table:table-row>
        <table:table-row table:style-name="ro1">
          <table:table-cell table:formula="of:=[.A12]+[.$H$3]" office:value-type="float" office:value="1.09452053616727" calcext:value-type="float">
            <text:p>1,09</text:p>
          </table:table-cell>
          <table:table-cell table:formula="of:=[.B12]+[.$H$6]*[.$H$3]" office:value-type="float" office:value="-10.7372464598009" calcext:value-type="float">
            <text:p>-10,74</text:p>
          </table:table-cell>
          <table:table-cell table:formula="of:=[.C12]+[.B13]*[.$H$3]" office:value-type="float" office:value="993.589743589741" calcext:value-type="float">
            <text:p>993,59</text:p>
          </table:table-cell>
          <table:table-cell table:number-columns-repeated="5"/>
        </table:table-row>
        <table:table-row table:style-name="ro1">
          <table:table-cell table:formula="of:=[.A13]+[.$H$3]" office:value-type="float" office:value="1.19402240309156" calcext:value-type="float">
            <text:p>1,19</text:p>
          </table:table-cell>
          <table:table-cell table:formula="of:=[.B13]+[.$H$6]*[.$H$3]" office:value-type="float" office:value="-11.7133597743282" calcext:value-type="float">
            <text:p>-11,71</text:p>
          </table:table-cell>
          <table:table-cell table:formula="of:=[.C13]+[.B14]*[.$H$3]" office:value-type="float" office:value="992.42424242424" calcext:value-type="float">
            <text:p>992,42</text:p>
          </table:table-cell>
          <table:table-cell table:number-columns-repeated="5"/>
        </table:table-row>
        <table:table-row table:style-name="ro1">
          <table:table-cell table:formula="of:=[.A14]+[.$H$3]" office:value-type="float" office:value="1.29352427001586" calcext:value-type="float">
            <text:p>1,29</text:p>
          </table:table-cell>
          <table:table-cell table:formula="of:=[.B14]+[.$H$6]*[.$H$3]" office:value-type="float" office:value="-12.6894730888556" calcext:value-type="float">
            <text:p>-12,69</text:p>
          </table:table-cell>
          <table:table-cell table:formula="of:=[.C14]+[.B15]*[.$H$3]" office:value-type="float" office:value="991.161616161613" calcext:value-type="float">
            <text:p>991,16</text:p>
          </table:table-cell>
          <table:table-cell table:number-columns-repeated="5"/>
        </table:table-row>
        <table:table-row table:style-name="ro1">
          <table:table-cell table:formula="of:=[.A15]+[.$H$3]" office:value-type="float" office:value="1.39302613694016" calcext:value-type="float">
            <text:p>1,39</text:p>
          </table:table-cell>
          <table:table-cell table:formula="of:=[.B15]+[.$H$6]*[.$H$3]" office:value-type="float" office:value="-13.6655864033829" calcext:value-type="float">
            <text:p>-13,67</text:p>
          </table:table-cell>
          <table:table-cell table:formula="of:=[.C15]+[.B16]*[.$H$3]" office:value-type="float" office:value="989.801864801861" calcext:value-type="float">
            <text:p>989,80</text:p>
          </table:table-cell>
          <table:table-cell table:number-columns-repeated="5"/>
        </table:table-row>
        <table:table-row table:style-name="ro1">
          <table:table-cell table:formula="of:=[.A16]+[.$H$3]" office:value-type="float" office:value="1.49252800386445" calcext:value-type="float">
            <text:p>1,49</text:p>
          </table:table-cell>
          <table:table-cell table:formula="of:=[.B16]+[.$H$6]*[.$H$3]" office:value-type="float" office:value="-14.6416997179103" calcext:value-type="float">
            <text:p>-14,64</text:p>
          </table:table-cell>
          <table:table-cell table:formula="of:=[.C16]+[.B17]*[.$H$3]" office:value-type="float" office:value="988.344988344984" calcext:value-type="float">
            <text:p>988,34</text:p>
          </table:table-cell>
          <table:table-cell table:number-columns-repeated="5"/>
        </table:table-row>
        <table:table-row table:style-name="ro1">
          <table:table-cell table:formula="of:=[.A17]+[.$H$3]" office:value-type="float" office:value="1.59202987078875" calcext:value-type="float">
            <text:p>1,59</text:p>
          </table:table-cell>
          <table:table-cell table:formula="of:=[.B17]+[.$H$6]*[.$H$3]" office:value-type="float" office:value="-15.6178130324376" calcext:value-type="float">
            <text:p>-15,62</text:p>
          </table:table-cell>
          <table:table-cell table:formula="of:=[.C17]+[.B18]*[.$H$3]" office:value-type="float" office:value="986.790986790982" calcext:value-type="float">
            <text:p>986,79</text:p>
          </table:table-cell>
          <table:table-cell table:number-columns-repeated="5"/>
        </table:table-row>
        <table:table-row table:style-name="ro1">
          <table:table-cell table:formula="of:=[.A18]+[.$H$3]" office:value-type="float" office:value="1.69153173771305" calcext:value-type="float">
            <text:p>1,69</text:p>
          </table:table-cell>
          <table:table-cell table:formula="of:=[.B18]+[.$H$6]*[.$H$3]" office:value-type="float" office:value="-16.593926346965" calcext:value-type="float">
            <text:p>-16,59</text:p>
          </table:table-cell>
          <table:table-cell table:formula="of:=[.C18]+[.B19]*[.$H$3]" office:value-type="float" office:value="985.139860139855" calcext:value-type="float">
            <text:p>985,14</text:p>
          </table:table-cell>
          <table:table-cell table:number-columns-repeated="5"/>
        </table:table-row>
        <table:table-row table:style-name="ro1">
          <table:table-cell table:formula="of:=[.A19]+[.$H$3]" office:value-type="float" office:value="1.79103360463734" calcext:value-type="float">
            <text:p>1,79</text:p>
          </table:table-cell>
          <table:table-cell table:formula="of:=[.B19]+[.$H$6]*[.$H$3]" office:value-type="float" office:value="-17.5700396614924" calcext:value-type="float">
            <text:p>-17,57</text:p>
          </table:table-cell>
          <table:table-cell table:formula="of:=[.C19]+[.B20]*[.$H$3]" office:value-type="float" office:value="983.391608391602" calcext:value-type="float">
            <text:p>983,39</text:p>
          </table:table-cell>
          <table:table-cell table:number-columns-repeated="5"/>
        </table:table-row>
        <table:table-row table:style-name="ro1">
          <table:table-cell table:formula="of:=[.A20]+[.$H$3]" office:value-type="float" office:value="1.89053547156164" calcext:value-type="float">
            <text:p>1,89</text:p>
          </table:table-cell>
          <table:table-cell table:formula="of:=[.B20]+[.$H$6]*[.$H$3]" office:value-type="float" office:value="-18.5461529760197" calcext:value-type="float">
            <text:p>-18,55</text:p>
          </table:table-cell>
          <table:table-cell table:formula="of:=[.C20]+[.B21]*[.$H$3]" office:value-type="float" office:value="981.546231546225" calcext:value-type="float">
            <text:p>981,55</text:p>
          </table:table-cell>
          <table:table-cell table:number-columns-repeated="5"/>
        </table:table-row>
        <table:table-row table:style-name="ro1">
          <table:table-cell table:formula="of:=[.A21]+[.$H$3]" office:value-type="float" office:value="1.99003733848594" calcext:value-type="float">
            <text:p>1,99</text:p>
          </table:table-cell>
          <table:table-cell table:formula="of:=[.B21]+[.$H$6]*[.$H$3]" office:value-type="float" office:value="-19.5222662905471" calcext:value-type="float">
            <text:p>-19,52</text:p>
          </table:table-cell>
          <table:table-cell table:formula="of:=[.C21]+[.B22]*[.$H$3]" office:value-type="float" office:value="979.603729603722" calcext:value-type="float">
            <text:p>979,60</text:p>
          </table:table-cell>
          <table:table-cell table:number-columns-repeated="5"/>
        </table:table-row>
        <table:table-row table:style-name="ro1">
          <table:table-cell table:formula="of:=[.A22]+[.$H$3]" office:value-type="float" office:value="2.08953920541023" calcext:value-type="float">
            <text:p>2,09</text:p>
          </table:table-cell>
          <table:table-cell table:formula="of:=[.B22]+[.$H$6]*[.$H$3]" office:value-type="float" office:value="-20.4983796050744" calcext:value-type="float">
            <text:p>-20,50</text:p>
          </table:table-cell>
          <table:table-cell table:formula="of:=[.C22]+[.B23]*[.$H$3]" office:value-type="float" office:value="977.564102564094" calcext:value-type="float">
            <text:p>977,56</text:p>
          </table:table-cell>
          <table:table-cell table:number-columns-repeated="5"/>
        </table:table-row>
        <table:table-row table:style-name="ro1">
          <table:table-cell table:formula="of:=[.A23]+[.$H$3]" office:value-type="float" office:value="2.18904107233453" calcext:value-type="float">
            <text:p>2,19</text:p>
          </table:table-cell>
          <table:table-cell table:formula="of:=[.B23]+[.$H$6]*[.$H$3]" office:value-type="float" office:value="-21.4744929196018" calcext:value-type="float">
            <text:p>-21,47</text:p>
          </table:table-cell>
          <table:table-cell table:formula="of:=[.C23]+[.B24]*[.$H$3]" office:value-type="float" office:value="975.427350427341" calcext:value-type="float">
            <text:p>975,43</text:p>
          </table:table-cell>
          <table:table-cell table:number-columns-repeated="5"/>
        </table:table-row>
        <table:table-row table:style-name="ro1">
          <table:table-cell table:formula="of:=[.A24]+[.$H$3]" office:value-type="float" office:value="2.28854293925883" calcext:value-type="float">
            <text:p>2,29</text:p>
          </table:table-cell>
          <table:table-cell table:formula="of:=[.B24]+[.$H$6]*[.$H$3]" office:value-type="float" office:value="-22.4506062341291" calcext:value-type="float">
            <text:p>-22,45</text:p>
          </table:table-cell>
          <table:table-cell table:formula="of:=[.C24]+[.B25]*[.$H$3]" office:value-type="float" office:value="973.193473193463" calcext:value-type="float">
            <text:p>973,19</text:p>
          </table:table-cell>
          <table:table-cell table:number-columns-repeated="5"/>
        </table:table-row>
        <table:table-row table:style-name="ro1">
          <table:table-cell table:formula="of:=[.A25]+[.$H$3]" office:value-type="float" office:value="2.38804480618312" calcext:value-type="float">
            <text:p>2,39</text:p>
          </table:table-cell>
          <table:table-cell table:formula="of:=[.B25]+[.$H$6]*[.$H$3]" office:value-type="float" office:value="-23.4267195486565" calcext:value-type="float">
            <text:p>-23,43</text:p>
          </table:table-cell>
          <table:table-cell table:formula="of:=[.C25]+[.B26]*[.$H$3]" office:value-type="float" office:value="970.86247086246" calcext:value-type="float">
            <text:p>970,86</text:p>
          </table:table-cell>
          <table:table-cell table:number-columns-repeated="5"/>
        </table:table-row>
        <table:table-row table:style-name="ro1">
          <table:table-cell table:formula="of:=[.A26]+[.$H$3]" office:value-type="float" office:value="2.48754667310742" calcext:value-type="float">
            <text:p>2,49</text:p>
          </table:table-cell>
          <table:table-cell table:formula="of:=[.B26]+[.$H$6]*[.$H$3]" office:value-type="float" office:value="-24.4028328631838" calcext:value-type="float">
            <text:p>-24,40</text:p>
          </table:table-cell>
          <table:table-cell table:formula="of:=[.C26]+[.B27]*[.$H$3]" office:value-type="float" office:value="968.434343434331" calcext:value-type="float">
            <text:p>968,43</text:p>
          </table:table-cell>
          <table:table-cell table:number-columns-repeated="5"/>
        </table:table-row>
        <table:table-row table:style-name="ro1">
          <table:table-cell table:formula="of:=[.A27]+[.$H$3]" office:value-type="float" office:value="2.58704854003172" calcext:value-type="float">
            <text:p>2,59</text:p>
          </table:table-cell>
          <table:table-cell table:formula="of:=[.B27]+[.$H$6]*[.$H$3]" office:value-type="float" office:value="-25.3789461777112" calcext:value-type="float">
            <text:p>-25,38</text:p>
          </table:table-cell>
          <table:table-cell table:formula="of:=[.C27]+[.B28]*[.$H$3]" office:value-type="float" office:value="965.909090909078" calcext:value-type="float">
            <text:p>965,91</text:p>
          </table:table-cell>
          <table:table-cell table:number-columns-repeated="5"/>
        </table:table-row>
        <table:table-row table:style-name="ro1">
          <table:table-cell table:formula="of:=[.A28]+[.$H$3]" office:value-type="float" office:value="2.68655040695602" calcext:value-type="float">
            <text:p>2,69</text:p>
          </table:table-cell>
          <table:table-cell table:formula="of:=[.B28]+[.$H$6]*[.$H$3]" office:value-type="float" office:value="-26.3550594922385" calcext:value-type="float">
            <text:p>-26,36</text:p>
          </table:table-cell>
          <table:table-cell table:formula="of:=[.C28]+[.B29]*[.$H$3]" office:value-type="float" office:value="963.286713286699" calcext:value-type="float">
            <text:p>963,29</text:p>
          </table:table-cell>
          <table:table-cell table:number-columns-repeated="5"/>
        </table:table-row>
        <table:table-row table:style-name="ro1">
          <table:table-cell table:formula="of:=[.A29]+[.$H$3]" office:value-type="float" office:value="2.78605227388031" calcext:value-type="float">
            <text:p>2,79</text:p>
          </table:table-cell>
          <table:table-cell table:formula="of:=[.B29]+[.$H$6]*[.$H$3]" office:value-type="float" office:value="-27.3311728067659" calcext:value-type="float">
            <text:p>-27,33</text:p>
          </table:table-cell>
          <table:table-cell table:formula="of:=[.C29]+[.B30]*[.$H$3]" office:value-type="float" office:value="960.567210567195" calcext:value-type="float">
            <text:p>960,57</text:p>
          </table:table-cell>
          <table:table-cell table:number-columns-repeated="5"/>
        </table:table-row>
        <table:table-row table:style-name="ro1">
          <table:table-cell table:formula="of:=[.A30]+[.$H$3]" office:value-type="float" office:value="2.88555414080461" calcext:value-type="float">
            <text:p>2,89</text:p>
          </table:table-cell>
          <table:table-cell table:formula="of:=[.B30]+[.$H$6]*[.$H$3]" office:value-type="float" office:value="-28.3072861212932" calcext:value-type="float">
            <text:p>-28,31</text:p>
          </table:table-cell>
          <table:table-cell table:formula="of:=[.C30]+[.B31]*[.$H$3]" office:value-type="float" office:value="957.750582750566" calcext:value-type="float">
            <text:p>957,75</text:p>
          </table:table-cell>
          <table:table-cell table:number-columns-repeated="5"/>
        </table:table-row>
        <table:table-row table:style-name="ro1">
          <table:table-cell table:formula="of:=[.A31]+[.$H$3]" office:value-type="float" office:value="2.98505600772891" calcext:value-type="float">
            <text:p>2,99</text:p>
          </table:table-cell>
          <table:table-cell table:formula="of:=[.B31]+[.$H$6]*[.$H$3]" office:value-type="float" office:value="-29.2833994358206" calcext:value-type="float">
            <text:p>-29,28</text:p>
          </table:table-cell>
          <table:table-cell table:formula="of:=[.C31]+[.B32]*[.$H$3]" office:value-type="float" office:value="954.836829836812" calcext:value-type="float">
            <text:p>954,84</text:p>
          </table:table-cell>
          <table:table-cell table:number-columns-repeated="5"/>
        </table:table-row>
        <table:table-row table:style-name="ro1">
          <table:table-cell table:formula="of:=[.A32]+[.$H$3]" office:value-type="float" office:value="3.0845578746532" calcext:value-type="float">
            <text:p>3,08</text:p>
          </table:table-cell>
          <table:table-cell table:formula="of:=[.B32]+[.$H$6]*[.$H$3]" office:value-type="float" office:value="-30.2595127503479" calcext:value-type="float">
            <text:p>-30,26</text:p>
          </table:table-cell>
          <table:table-cell table:formula="of:=[.C32]+[.B33]*[.$H$3]" office:value-type="float" office:value="951.825951825933" calcext:value-type="float">
            <text:p>951,83</text:p>
          </table:table-cell>
          <table:table-cell table:number-columns-repeated="5"/>
        </table:table-row>
        <table:table-row table:style-name="ro1">
          <table:table-cell table:formula="of:=[.A33]+[.$H$3]" office:value-type="float" office:value="3.1840597415775" calcext:value-type="float">
            <text:p>3,18</text:p>
          </table:table-cell>
          <table:table-cell table:formula="of:=[.B33]+[.$H$6]*[.$H$3]" office:value-type="float" office:value="-31.2356260648753" calcext:value-type="float">
            <text:p>-31,24</text:p>
          </table:table-cell>
          <table:table-cell table:formula="of:=[.C33]+[.B34]*[.$H$3]" office:value-type="float" office:value="948.717948717929" calcext:value-type="float">
            <text:p>948,72</text:p>
          </table:table-cell>
          <table:table-cell table:number-columns-repeated="5"/>
        </table:table-row>
        <table:table-row table:style-name="ro1">
          <table:table-cell table:formula="of:=[.A34]+[.$H$3]" office:value-type="float" office:value="3.2835616085018" calcext:value-type="float">
            <text:p>3,28</text:p>
          </table:table-cell>
          <table:table-cell table:formula="of:=[.B34]+[.$H$6]*[.$H$3]" office:value-type="float" office:value="-32.2117393794027" calcext:value-type="float">
            <text:p>-32,21</text:p>
          </table:table-cell>
          <table:table-cell table:formula="of:=[.C34]+[.B35]*[.$H$3]" office:value-type="float" office:value="945.512820512799" calcext:value-type="float">
            <text:p>945,51</text:p>
          </table:table-cell>
          <table:table-cell table:number-columns-repeated="5"/>
        </table:table-row>
        <table:table-row table:style-name="ro1">
          <table:table-cell table:formula="of:=[.A35]+[.$H$3]" office:value-type="float" office:value="3.38306347542609" calcext:value-type="float">
            <text:p>3,38</text:p>
          </table:table-cell>
          <table:table-cell table:formula="of:=[.B35]+[.$H$6]*[.$H$3]" office:value-type="float" office:value="-33.18785269393" calcext:value-type="float">
            <text:p>-33,19</text:p>
          </table:table-cell>
          <table:table-cell table:formula="of:=[.C35]+[.B36]*[.$H$3]" office:value-type="float" office:value="942.210567210545" calcext:value-type="float">
            <text:p>942,21</text:p>
          </table:table-cell>
          <table:table-cell table:number-columns-repeated="5"/>
        </table:table-row>
        <table:table-row table:style-name="ro1">
          <table:table-cell table:formula="of:=[.A36]+[.$H$3]" office:value-type="float" office:value="3.48256534235039" calcext:value-type="float">
            <text:p>3,48</text:p>
          </table:table-cell>
          <table:table-cell table:formula="of:=[.B36]+[.$H$6]*[.$H$3]" office:value-type="float" office:value="-34.1639660084574" calcext:value-type="float">
            <text:p>-34,16</text:p>
          </table:table-cell>
          <table:table-cell table:formula="of:=[.C36]+[.B37]*[.$H$3]" office:value-type="float" office:value="938.811188811165" calcext:value-type="float">
            <text:p>938,81</text:p>
          </table:table-cell>
          <table:table-cell table:number-columns-repeated="5"/>
        </table:table-row>
        <table:table-row table:style-name="ro1">
          <table:table-cell table:formula="of:=[.A37]+[.$H$3]" office:value-type="float" office:value="3.58206720927469" calcext:value-type="float">
            <text:p>3,58</text:p>
          </table:table-cell>
          <table:table-cell table:formula="of:=[.B37]+[.$H$6]*[.$H$3]" office:value-type="float" office:value="-35.1400793229847" calcext:value-type="float">
            <text:p>-35,14</text:p>
          </table:table-cell>
          <table:table-cell table:formula="of:=[.C37]+[.B38]*[.$H$3]" office:value-type="float" office:value="935.31468531466" calcext:value-type="float">
            <text:p>935,31</text:p>
          </table:table-cell>
          <table:table-cell table:number-columns-repeated="5"/>
        </table:table-row>
        <table:table-row table:style-name="ro1">
          <table:table-cell table:formula="of:=[.A38]+[.$H$3]" office:value-type="float" office:value="3.68156907619898" calcext:value-type="float">
            <text:p>3,68</text:p>
          </table:table-cell>
          <table:table-cell table:formula="of:=[.B38]+[.$H$6]*[.$H$3]" office:value-type="float" office:value="-36.1161926375121" calcext:value-type="float">
            <text:p>-36,12</text:p>
          </table:table-cell>
          <table:table-cell table:formula="of:=[.C38]+[.B39]*[.$H$3]" office:value-type="float" office:value="931.72105672103" calcext:value-type="float">
            <text:p>931,72</text:p>
          </table:table-cell>
          <table:table-cell table:number-columns-repeated="5"/>
        </table:table-row>
        <table:table-row table:style-name="ro1">
          <table:table-cell table:formula="of:=[.A39]+[.$H$3]" office:value-type="float" office:value="3.78107094312328" calcext:value-type="float">
            <text:p>3,78</text:p>
          </table:table-cell>
          <table:table-cell table:formula="of:=[.B39]+[.$H$6]*[.$H$3]" office:value-type="float" office:value="-37.0923059520394" calcext:value-type="float">
            <text:p>-37,09</text:p>
          </table:table-cell>
          <table:table-cell table:formula="of:=[.C39]+[.B40]*[.$H$3]" office:value-type="float" office:value="928.030303030275" calcext:value-type="float">
            <text:p>928,03</text:p>
          </table:table-cell>
          <table:table-cell table:number-columns-repeated="5"/>
        </table:table-row>
        <table:table-row table:style-name="ro1">
          <table:table-cell table:formula="of:=[.A40]+[.$H$3]" office:value-type="float" office:value="3.88057281004758" calcext:value-type="float">
            <text:p>3,88</text:p>
          </table:table-cell>
          <table:table-cell table:formula="of:=[.B40]+[.$H$6]*[.$H$3]" office:value-type="float" office:value="-38.0684192665668" calcext:value-type="float">
            <text:p>-38,07</text:p>
          </table:table-cell>
          <table:table-cell table:formula="of:=[.C40]+[.B41]*[.$H$3]" office:value-type="float" office:value="924.242424242395" calcext:value-type="float">
            <text:p>924,24</text:p>
          </table:table-cell>
          <table:table-cell table:number-columns-repeated="5"/>
        </table:table-row>
        <table:table-row table:style-name="ro1">
          <table:table-cell table:formula="of:=[.A41]+[.$H$3]" office:value-type="float" office:value="3.98007467697187" calcext:value-type="float">
            <text:p>3,98</text:p>
          </table:table-cell>
          <table:table-cell table:formula="of:=[.B41]+[.$H$6]*[.$H$3]" office:value-type="float" office:value="-39.0445325810941" calcext:value-type="float">
            <text:p>-39,04</text:p>
          </table:table-cell>
          <table:table-cell table:formula="of:=[.C41]+[.B42]*[.$H$3]" office:value-type="float" office:value="920.357420357389" calcext:value-type="float">
            <text:p>920,36</text:p>
          </table:table-cell>
          <table:table-cell table:number-columns-repeated="5"/>
        </table:table-row>
        <table:table-row table:style-name="ro1">
          <table:table-cell table:formula="of:=[.A42]+[.$H$3]" office:value-type="float" office:value="4.07957654389617" calcext:value-type="float">
            <text:p>4,08</text:p>
          </table:table-cell>
          <table:table-cell table:formula="of:=[.B42]+[.$H$6]*[.$H$3]" office:value-type="float" office:value="-40.0206458956215" calcext:value-type="float">
            <text:p>-40,02</text:p>
          </table:table-cell>
          <table:table-cell table:formula="of:=[.C42]+[.B43]*[.$H$3]" office:value-type="float" office:value="916.375291375259" calcext:value-type="float">
            <text:p>916,38</text:p>
          </table:table-cell>
          <table:table-cell table:number-columns-repeated="5"/>
        </table:table-row>
        <table:table-row table:style-name="ro1">
          <table:table-cell table:formula="of:=[.A43]+[.$H$3]" office:value-type="float" office:value="4.17907841082047" calcext:value-type="float">
            <text:p>4,18</text:p>
          </table:table-cell>
          <table:table-cell table:formula="of:=[.B43]+[.$H$6]*[.$H$3]" office:value-type="float" office:value="-40.9967592101488" calcext:value-type="float">
            <text:p>-41,00</text:p>
          </table:table-cell>
          <table:table-cell table:formula="of:=[.C43]+[.B44]*[.$H$3]" office:value-type="float" office:value="912.296037296003" calcext:value-type="float">
            <text:p>912,30</text:p>
          </table:table-cell>
          <table:table-cell table:number-columns-repeated="5"/>
        </table:table-row>
        <table:table-row table:style-name="ro1">
          <table:table-cell table:formula="of:=[.A44]+[.$H$3]" office:value-type="float" office:value="4.27858027774477" calcext:value-type="float">
            <text:p>4,28</text:p>
          </table:table-cell>
          <table:table-cell table:formula="of:=[.B44]+[.$H$6]*[.$H$3]" office:value-type="float" office:value="-41.9728725246762" calcext:value-type="float">
            <text:p>-41,97</text:p>
          </table:table-cell>
          <table:table-cell table:formula="of:=[.C44]+[.B45]*[.$H$3]" office:value-type="float" office:value="908.119658119622" calcext:value-type="float">
            <text:p>908,12</text:p>
          </table:table-cell>
          <table:table-cell table:number-columns-repeated="5"/>
        </table:table-row>
        <table:table-row table:style-name="ro1">
          <table:table-cell table:formula="of:=[.A45]+[.$H$3]" office:value-type="float" office:value="4.37808214466906" calcext:value-type="float">
            <text:p>4,38</text:p>
          </table:table-cell>
          <table:table-cell table:formula="of:=[.B45]+[.$H$6]*[.$H$3]" office:value-type="float" office:value="-42.9489858392035" calcext:value-type="float">
            <text:p>-42,95</text:p>
          </table:table-cell>
          <table:table-cell table:formula="of:=[.C45]+[.B46]*[.$H$3]" office:value-type="float" office:value="903.846153846116" calcext:value-type="float">
            <text:p>903,85</text:p>
          </table:table-cell>
          <table:table-cell table:number-columns-repeated="5"/>
        </table:table-row>
        <table:table-row table:style-name="ro1">
          <table:table-cell table:formula="of:=[.A46]+[.$H$3]" office:value-type="float" office:value="4.47758401159336" calcext:value-type="float">
            <text:p>4,48</text:p>
          </table:table-cell>
          <table:table-cell table:formula="of:=[.B46]+[.$H$6]*[.$H$3]" office:value-type="float" office:value="-43.9250991537309" calcext:value-type="float">
            <text:p>-43,93</text:p>
          </table:table-cell>
          <table:table-cell table:formula="of:=[.C46]+[.B47]*[.$H$3]" office:value-type="float" office:value="899.475524475485" calcext:value-type="float">
            <text:p>899,48</text:p>
          </table:table-cell>
          <table:table-cell table:number-columns-repeated="5"/>
        </table:table-row>
        <table:table-row table:style-name="ro1">
          <table:table-cell table:formula="of:=[.A47]+[.$H$3]" office:value-type="float" office:value="4.57708587851766" calcext:value-type="float">
            <text:p>4,58</text:p>
          </table:table-cell>
          <table:table-cell table:formula="of:=[.B47]+[.$H$6]*[.$H$3]" office:value-type="float" office:value="-44.9012124682582" calcext:value-type="float">
            <text:p>-44,90</text:p>
          </table:table-cell>
          <table:table-cell table:formula="of:=[.C47]+[.B48]*[.$H$3]" office:value-type="float" office:value="895.007770007729" calcext:value-type="float">
            <text:p>895,01</text:p>
          </table:table-cell>
          <table:table-cell table:number-columns-repeated="5"/>
        </table:table-row>
        <table:table-row table:style-name="ro1">
          <table:table-cell table:formula="of:=[.A48]+[.$H$3]" office:value-type="float" office:value="4.67658774544195" calcext:value-type="float">
            <text:p>4,68</text:p>
          </table:table-cell>
          <table:table-cell table:formula="of:=[.B48]+[.$H$6]*[.$H$3]" office:value-type="float" office:value="-45.8773257827856" calcext:value-type="float">
            <text:p>-45,88</text:p>
          </table:table-cell>
          <table:table-cell table:formula="of:=[.C48]+[.B49]*[.$H$3]" office:value-type="float" office:value="890.442890442848" calcext:value-type="float">
            <text:p>890,44</text:p>
          </table:table-cell>
          <table:table-cell table:number-columns-repeated="5"/>
        </table:table-row>
        <table:table-row table:style-name="ro1">
          <table:table-cell table:formula="of:=[.A49]+[.$H$3]" office:value-type="float" office:value="4.77608961236625" calcext:value-type="float">
            <text:p>4,78</text:p>
          </table:table-cell>
          <table:table-cell table:formula="of:=[.B49]+[.$H$6]*[.$H$3]" office:value-type="float" office:value="-46.853439097313" calcext:value-type="float">
            <text:p>-46,85</text:p>
          </table:table-cell>
          <table:table-cell table:formula="of:=[.C49]+[.B50]*[.$H$3]" office:value-type="float" office:value="885.780885780841" calcext:value-type="float">
            <text:p>885,78</text:p>
          </table:table-cell>
          <table:table-cell table:number-columns-repeated="5"/>
        </table:table-row>
        <table:table-row table:style-name="ro1">
          <table:table-cell table:formula="of:=[.A50]+[.$H$3]" office:value-type="float" office:value="4.87559147929055" calcext:value-type="float">
            <text:p>4,88</text:p>
          </table:table-cell>
          <table:table-cell table:formula="of:=[.B50]+[.$H$6]*[.$H$3]" office:value-type="float" office:value="-47.8295524118403" calcext:value-type="float">
            <text:p>-47,83</text:p>
          </table:table-cell>
          <table:table-cell table:formula="of:=[.C50]+[.B51]*[.$H$3]" office:value-type="float" office:value="881.02175602171" calcext:value-type="float">
            <text:p>881,02</text:p>
          </table:table-cell>
          <table:table-cell table:number-columns-repeated="5"/>
        </table:table-row>
        <table:table-row table:style-name="ro1">
          <table:table-cell table:formula="of:=[.A51]+[.$H$3]" office:value-type="float" office:value="4.97509334621484" calcext:value-type="float">
            <text:p>4,98</text:p>
          </table:table-cell>
          <table:table-cell table:formula="of:=[.B51]+[.$H$6]*[.$H$3]" office:value-type="float" office:value="-48.8056657263677" calcext:value-type="float">
            <text:p>-48,81</text:p>
          </table:table-cell>
          <table:table-cell table:formula="of:=[.C51]+[.B52]*[.$H$3]" office:value-type="float" office:value="876.165501165453" calcext:value-type="float">
            <text:p>876,17</text:p>
          </table:table-cell>
          <table:table-cell table:number-columns-repeated="5"/>
        </table:table-row>
        <table:table-row table:style-name="ro1">
          <table:table-cell table:formula="of:=[.A52]+[.$H$3]" office:value-type="float" office:value="5.07459521313914" calcext:value-type="float">
            <text:p>5,07</text:p>
          </table:table-cell>
          <table:table-cell table:formula="of:=[.B52]+[.$H$6]*[.$H$3]" office:value-type="float" office:value="-49.781779040895" calcext:value-type="float">
            <text:p>-49,78</text:p>
          </table:table-cell>
          <table:table-cell table:formula="of:=[.C52]+[.B53]*[.$H$3]" office:value-type="float" office:value="871.212121212071" calcext:value-type="float">
            <text:p>871,21</text:p>
          </table:table-cell>
          <table:table-cell table:number-columns-repeated="5"/>
        </table:table-row>
        <table:table-row table:style-name="ro1">
          <table:table-cell table:formula="of:=[.A53]+[.$H$3]" office:value-type="float" office:value="5.17409708006344" calcext:value-type="float">
            <text:p>5,17</text:p>
          </table:table-cell>
          <table:table-cell table:formula="of:=[.B53]+[.$H$6]*[.$H$3]" office:value-type="float" office:value="-50.7578923554224" calcext:value-type="float">
            <text:p>-50,76</text:p>
          </table:table-cell>
          <table:table-cell table:formula="of:=[.C53]+[.B54]*[.$H$3]" office:value-type="float" office:value="866.161616161564" calcext:value-type="float">
            <text:p>866,16</text:p>
          </table:table-cell>
          <table:table-cell table:number-columns-repeated="5"/>
        </table:table-row>
        <table:table-row table:style-name="ro1">
          <table:table-cell table:formula="of:=[.A54]+[.$H$3]" office:value-type="float" office:value="5.27359894698773" calcext:value-type="float">
            <text:p>5,27</text:p>
          </table:table-cell>
          <table:table-cell table:formula="of:=[.B54]+[.$H$6]*[.$H$3]" office:value-type="float" office:value="-51.7340056699497" calcext:value-type="float">
            <text:p>-51,73</text:p>
          </table:table-cell>
          <table:table-cell table:formula="of:=[.C54]+[.B55]*[.$H$3]" office:value-type="float" office:value="861.013986013932" calcext:value-type="float">
            <text:p>861,01</text:p>
          </table:table-cell>
          <table:table-cell table:number-columns-repeated="5"/>
        </table:table-row>
        <table:table-row table:style-name="ro1">
          <table:table-cell table:formula="of:=[.A55]+[.$H$3]" office:value-type="float" office:value="5.37310081391203" calcext:value-type="float">
            <text:p>5,37</text:p>
          </table:table-cell>
          <table:table-cell table:formula="of:=[.B55]+[.$H$6]*[.$H$3]" office:value-type="float" office:value="-52.7101189844771" calcext:value-type="float">
            <text:p>-52,71</text:p>
          </table:table-cell>
          <table:table-cell table:formula="of:=[.C55]+[.B56]*[.$H$3]" office:value-type="float" office:value="855.769230769175" calcext:value-type="float">
            <text:p>855,77</text:p>
          </table:table-cell>
          <table:table-cell table:number-columns-repeated="5"/>
        </table:table-row>
        <table:table-row table:style-name="ro1">
          <table:table-cell table:formula="of:=[.A56]+[.$H$3]" office:value-type="float" office:value="5.47260268083633" calcext:value-type="float">
            <text:p>5,47</text:p>
          </table:table-cell>
          <table:table-cell table:formula="of:=[.B56]+[.$H$6]*[.$H$3]" office:value-type="float" office:value="-53.6862322990044" calcext:value-type="float">
            <text:p>-53,69</text:p>
          </table:table-cell>
          <table:table-cell table:formula="of:=[.C56]+[.B57]*[.$H$3]" office:value-type="float" office:value="850.427350427292" calcext:value-type="float">
            <text:p>850,43</text:p>
          </table:table-cell>
          <table:table-cell table:number-columns-repeated="5"/>
        </table:table-row>
        <table:table-row table:style-name="ro1">
          <table:table-cell table:formula="of:=[.A57]+[.$H$3]" office:value-type="float" office:value="5.57210454776063" calcext:value-type="float">
            <text:p>5,57</text:p>
          </table:table-cell>
          <table:table-cell table:formula="of:=[.B57]+[.$H$6]*[.$H$3]" office:value-type="float" office:value="-54.6623456135318" calcext:value-type="float">
            <text:p>-54,66</text:p>
          </table:table-cell>
          <table:table-cell table:formula="of:=[.C57]+[.B58]*[.$H$3]" office:value-type="float" office:value="844.988344988285" calcext:value-type="float">
            <text:p>844,99</text:p>
          </table:table-cell>
          <table:table-cell table:number-columns-repeated="5"/>
        </table:table-row>
        <table:table-row table:style-name="ro1">
          <table:table-cell table:formula="of:=[.A58]+[.$H$3]" office:value-type="float" office:value="5.67160641468492" calcext:value-type="float">
            <text:p>5,67</text:p>
          </table:table-cell>
          <table:table-cell table:formula="of:=[.B58]+[.$H$6]*[.$H$3]" office:value-type="float" office:value="-55.6384589280591" calcext:value-type="float">
            <text:p>-55,64</text:p>
          </table:table-cell>
          <table:table-cell table:formula="of:=[.C58]+[.B59]*[.$H$3]" office:value-type="float" office:value="839.452214452152" calcext:value-type="float">
            <text:p>839,45</text:p>
          </table:table-cell>
          <table:table-cell table:number-columns-repeated="5"/>
        </table:table-row>
        <table:table-row table:style-name="ro1">
          <table:table-cell table:formula="of:=[.A59]+[.$H$3]" office:value-type="float" office:value="5.77110828160922" calcext:value-type="float">
            <text:p>5,77</text:p>
          </table:table-cell>
          <table:table-cell table:formula="of:=[.B59]+[.$H$6]*[.$H$3]" office:value-type="float" office:value="-56.6145722425865" calcext:value-type="float">
            <text:p>-56,61</text:p>
          </table:table-cell>
          <table:table-cell table:formula="of:=[.C59]+[.B60]*[.$H$3]" office:value-type="float" office:value="833.818958818894" calcext:value-type="float">
            <text:p>833,82</text:p>
          </table:table-cell>
          <table:table-cell table:number-columns-repeated="5"/>
        </table:table-row>
        <table:table-row table:style-name="ro1">
          <table:table-cell table:formula="of:=[.A60]+[.$H$3]" office:value-type="float" office:value="5.87061014853352" calcext:value-type="float">
            <text:p>5,87</text:p>
          </table:table-cell>
          <table:table-cell table:formula="of:=[.B60]+[.$H$6]*[.$H$3]" office:value-type="float" office:value="-57.5906855571138" calcext:value-type="float">
            <text:p>-57,59</text:p>
          </table:table-cell>
          <table:table-cell table:formula="of:=[.C60]+[.B61]*[.$H$3]" office:value-type="float" office:value="828.088578088511" calcext:value-type="float">
            <text:p>828,09</text:p>
          </table:table-cell>
          <table:table-cell table:number-columns-repeated="5"/>
        </table:table-row>
        <table:table-row table:style-name="ro1">
          <table:table-cell table:formula="of:=[.A61]+[.$H$3]" office:value-type="float" office:value="5.97011201545781" calcext:value-type="float">
            <text:p>5,97</text:p>
          </table:table-cell>
          <table:table-cell table:formula="of:=[.B61]+[.$H$6]*[.$H$3]" office:value-type="float" office:value="-58.5667988716412" calcext:value-type="float">
            <text:p>-58,57</text:p>
          </table:table-cell>
          <table:table-cell table:formula="of:=[.C61]+[.B62]*[.$H$3]" office:value-type="float" office:value="822.261072261003" calcext:value-type="float">
            <text:p>822,26</text:p>
          </table:table-cell>
          <table:table-cell table:number-columns-repeated="5"/>
        </table:table-row>
        <table:table-row table:style-name="ro1">
          <table:table-cell table:formula="of:=[.A62]+[.$H$3]" office:value-type="float" office:value="6.06961388238211" calcext:value-type="float">
            <text:p>6,07</text:p>
          </table:table-cell>
          <table:table-cell table:formula="of:=[.B62]+[.$H$6]*[.$H$3]" office:value-type="float" office:value="-59.5429121861685" calcext:value-type="float">
            <text:p>-59,54</text:p>
          </table:table-cell>
          <table:table-cell table:formula="of:=[.C62]+[.B63]*[.$H$3]" office:value-type="float" office:value="816.33644133637" calcext:value-type="float">
            <text:p>816,34</text:p>
          </table:table-cell>
          <table:table-cell table:number-columns-repeated="5"/>
        </table:table-row>
        <table:table-row table:style-name="ro1">
          <table:table-cell table:formula="of:=[.A63]+[.$H$3]" office:value-type="float" office:value="6.16911574930641" calcext:value-type="float">
            <text:p>6,17</text:p>
          </table:table-cell>
          <table:table-cell table:formula="of:=[.B63]+[.$H$6]*[.$H$3]" office:value-type="float" office:value="-60.5190255006959" calcext:value-type="float">
            <text:p>-60,52</text:p>
          </table:table-cell>
          <table:table-cell table:formula="of:=[.C63]+[.B64]*[.$H$3]" office:value-type="float" office:value="810.314685314611" calcext:value-type="float">
            <text:p>810,31</text:p>
          </table:table-cell>
          <table:table-cell table:number-columns-repeated="5"/>
        </table:table-row>
        <table:table-row table:style-name="ro1">
          <table:table-cell table:formula="of:=[.A64]+[.$H$3]" office:value-type="float" office:value="6.2686176162307" calcext:value-type="float">
            <text:p>6,27</text:p>
          </table:table-cell>
          <table:table-cell table:formula="of:=[.B64]+[.$H$6]*[.$H$3]" office:value-type="float" office:value="-61.4951388152233" calcext:value-type="float">
            <text:p>-61,50</text:p>
          </table:table-cell>
          <table:table-cell table:formula="of:=[.C64]+[.B65]*[.$H$3]" office:value-type="float" office:value="804.195804195728" calcext:value-type="float">
            <text:p>804,20</text:p>
          </table:table-cell>
          <table:table-cell table:number-columns-repeated="5"/>
        </table:table-row>
        <table:table-row table:style-name="ro1">
          <table:table-cell table:formula="of:=[.A65]+[.$H$3]" office:value-type="float" office:value="6.368119483155" calcext:value-type="float">
            <text:p>6,37</text:p>
          </table:table-cell>
          <table:table-cell table:formula="of:=[.B65]+[.$H$6]*[.$H$3]" office:value-type="float" office:value="-62.4712521297506" calcext:value-type="float">
            <text:p>-62,47</text:p>
          </table:table-cell>
          <table:table-cell table:formula="of:=[.C65]+[.B66]*[.$H$3]" office:value-type="float" office:value="797.979797979719" calcext:value-type="float">
            <text:p>797,98</text:p>
          </table:table-cell>
          <table:table-cell table:number-columns-repeated="5"/>
        </table:table-row>
        <table:table-row table:style-name="ro1">
          <table:table-cell table:formula="of:=[.A66]+[.$H$3]" office:value-type="float" office:value="6.4676213500793" calcext:value-type="float">
            <text:p>6,47</text:p>
          </table:table-cell>
          <table:table-cell table:formula="of:=[.B66]+[.$H$6]*[.$H$3]" office:value-type="float" office:value="-63.447365444278" calcext:value-type="float">
            <text:p>-63,45</text:p>
          </table:table-cell>
          <table:table-cell table:formula="of:=[.C66]+[.B67]*[.$H$3]" office:value-type="float" office:value="791.666666666586" calcext:value-type="float">
            <text:p>791,67</text:p>
          </table:table-cell>
          <table:table-cell table:number-columns-repeated="5"/>
        </table:table-row>
        <table:table-row table:style-name="ro1">
          <table:table-cell table:formula="of:=[.A67]+[.$H$3]" office:value-type="float" office:value="6.56712321700359" calcext:value-type="float">
            <text:p>6,57</text:p>
          </table:table-cell>
          <table:table-cell table:formula="of:=[.B67]+[.$H$6]*[.$H$3]" office:value-type="float" office:value="-64.4234787588053" calcext:value-type="float">
            <text:p>-64,42</text:p>
          </table:table-cell>
          <table:table-cell table:formula="of:=[.C67]+[.B68]*[.$H$3]" office:value-type="float" office:value="785.256410256327" calcext:value-type="float">
            <text:p>785,26</text:p>
          </table:table-cell>
          <table:table-cell table:number-columns-repeated="5"/>
        </table:table-row>
        <table:table-row table:style-name="ro1">
          <table:table-cell table:formula="of:=[.A68]+[.$H$3]" office:value-type="float" office:value="6.66662508392789" calcext:value-type="float">
            <text:p>6,67</text:p>
          </table:table-cell>
          <table:table-cell table:formula="of:=[.B68]+[.$H$6]*[.$H$3]" office:value-type="float" office:value="-65.3995920733327" calcext:value-type="float">
            <text:p>-65,40</text:p>
          </table:table-cell>
          <table:table-cell table:formula="of:=[.C68]+[.B69]*[.$H$3]" office:value-type="float" office:value="778.749028748943" calcext:value-type="float">
            <text:p>778,75</text:p>
          </table:table-cell>
          <table:table-cell table:number-columns-repeated="5"/>
        </table:table-row>
        <table:table-row table:style-name="ro1">
          <table:table-cell table:formula="of:=[.A69]+[.$H$3]" office:value-type="float" office:value="6.76612695085219" calcext:value-type="float">
            <text:p>6,77</text:p>
          </table:table-cell>
          <table:table-cell table:formula="of:=[.B69]+[.$H$6]*[.$H$3]" office:value-type="float" office:value="-66.37570538786" calcext:value-type="float">
            <text:p>-66,38</text:p>
          </table:table-cell>
          <table:table-cell table:formula="of:=[.C69]+[.B70]*[.$H$3]" office:value-type="float" office:value="772.144522144433" calcext:value-type="float">
            <text:p>772,14</text:p>
          </table:table-cell>
          <table:table-cell table:number-columns-repeated="5"/>
        </table:table-row>
        <table:table-row table:style-name="ro1">
          <table:table-cell table:formula="of:=[.A70]+[.$H$3]" office:value-type="float" office:value="6.86562881777648" calcext:value-type="float">
            <text:p>6,87</text:p>
          </table:table-cell>
          <table:table-cell table:formula="of:=[.B70]+[.$H$6]*[.$H$3]" office:value-type="float" office:value="-67.3518187023874" calcext:value-type="float">
            <text:p>-67,35</text:p>
          </table:table-cell>
          <table:table-cell table:formula="of:=[.C70]+[.B71]*[.$H$3]" office:value-type="float" office:value="765.442890442799" calcext:value-type="float">
            <text:p>765,44</text:p>
          </table:table-cell>
          <table:table-cell table:number-columns-repeated="5"/>
        </table:table-row>
        <table:table-row table:style-name="ro1">
          <table:table-cell table:formula="of:=[.A71]+[.$H$3]" office:value-type="float" office:value="6.96513068470078" calcext:value-type="float">
            <text:p>6,97</text:p>
          </table:table-cell>
          <table:table-cell table:formula="of:=[.B71]+[.$H$6]*[.$H$3]" office:value-type="float" office:value="-68.3279320169147" calcext:value-type="float">
            <text:p>-68,33</text:p>
          </table:table-cell>
          <table:table-cell table:formula="of:=[.C71]+[.B72]*[.$H$3]" office:value-type="float" office:value="758.64413364404" calcext:value-type="float">
            <text:p>758,64</text:p>
          </table:table-cell>
          <table:table-cell table:number-columns-repeated="5"/>
        </table:table-row>
        <table:table-row table:style-name="ro1">
          <table:table-cell table:formula="of:=[.A72]+[.$H$3]" office:value-type="float" office:value="7.06463255162508" calcext:value-type="float">
            <text:p>7,06</text:p>
          </table:table-cell>
          <table:table-cell table:formula="of:=[.B72]+[.$H$6]*[.$H$3]" office:value-type="float" office:value="-69.3040453314421" calcext:value-type="float">
            <text:p>-69,30</text:p>
          </table:table-cell>
          <table:table-cell table:formula="of:=[.C72]+[.B73]*[.$H$3]" office:value-type="float" office:value="751.748251748155" calcext:value-type="float">
            <text:p>751,75</text:p>
          </table:table-cell>
          <table:table-cell table:number-columns-repeated="5"/>
        </table:table-row>
        <table:table-row table:style-name="ro1">
          <table:table-cell table:formula="of:=[.A73]+[.$H$3]" office:value-type="float" office:value="7.16413441854937" calcext:value-type="float">
            <text:p>7,16</text:p>
          </table:table-cell>
          <table:table-cell table:formula="of:=[.B73]+[.$H$6]*[.$H$3]" office:value-type="float" office:value="-70.2801586459694" calcext:value-type="float">
            <text:p>-70,28</text:p>
          </table:table-cell>
          <table:table-cell table:formula="of:=[.C73]+[.B74]*[.$H$3]" office:value-type="float" office:value="744.755244755145" calcext:value-type="float">
            <text:p>744,76</text:p>
          </table:table-cell>
          <table:table-cell table:number-columns-repeated="5"/>
        </table:table-row>
        <table:table-row table:style-name="ro1">
          <table:table-cell table:formula="of:=[.A74]+[.$H$3]" office:value-type="float" office:value="7.26363628547367" calcext:value-type="float">
            <text:p>7,26</text:p>
          </table:table-cell>
          <table:table-cell table:formula="of:=[.B74]+[.$H$6]*[.$H$3]" office:value-type="float" office:value="-71.2562719604968" calcext:value-type="float">
            <text:p>-71,26</text:p>
          </table:table-cell>
          <table:table-cell table:formula="of:=[.C74]+[.B75]*[.$H$3]" office:value-type="float" office:value="737.66511266501" calcext:value-type="float">
            <text:p>737,67</text:p>
          </table:table-cell>
          <table:table-cell table:number-columns-repeated="5"/>
        </table:table-row>
        <table:table-row table:style-name="ro1">
          <table:table-cell table:formula="of:=[.A75]+[.$H$3]" office:value-type="float" office:value="7.36313815239797" calcext:value-type="float">
            <text:p>7,36</text:p>
          </table:table-cell>
          <table:table-cell table:formula="of:=[.B75]+[.$H$6]*[.$H$3]" office:value-type="float" office:value="-72.2323852750241" calcext:value-type="float">
            <text:p>-72,23</text:p>
          </table:table-cell>
          <table:table-cell table:formula="of:=[.C75]+[.B76]*[.$H$3]" office:value-type="float" office:value="730.47785547775" calcext:value-type="float">
            <text:p>730,48</text:p>
          </table:table-cell>
          <table:table-cell table:number-columns-repeated="5"/>
        </table:table-row>
        <table:table-row table:style-name="ro1">
          <table:table-cell table:formula="of:=[.A76]+[.$H$3]" office:value-type="float" office:value="7.46264001932227" calcext:value-type="float">
            <text:p>7,46</text:p>
          </table:table-cell>
          <table:table-cell table:formula="of:=[.B76]+[.$H$6]*[.$H$3]" office:value-type="float" office:value="-73.2084985895515" calcext:value-type="float">
            <text:p>-73,21</text:p>
          </table:table-cell>
          <table:table-cell table:formula="of:=[.C76]+[.B77]*[.$H$3]" office:value-type="float" office:value="723.193473193365" calcext:value-type="float">
            <text:p>723,19</text:p>
          </table:table-cell>
          <table:table-cell table:number-columns-repeated="5"/>
        </table:table-row>
        <table:table-row table:style-name="ro1">
          <table:table-cell table:formula="of:=[.A77]+[.$H$3]" office:value-type="float" office:value="7.56214188624656" calcext:value-type="float">
            <text:p>7,56</text:p>
          </table:table-cell>
          <table:table-cell table:formula="of:=[.B77]+[.$H$6]*[.$H$3]" office:value-type="float" office:value="-74.1846119040788" calcext:value-type="float">
            <text:p>-74,18</text:p>
          </table:table-cell>
          <table:table-cell table:formula="of:=[.C77]+[.B78]*[.$H$3]" office:value-type="float" office:value="715.811965811855" calcext:value-type="float">
            <text:p>715,81</text:p>
          </table:table-cell>
          <table:table-cell table:number-columns-repeated="5"/>
        </table:table-row>
        <table:table-row table:style-name="ro1">
          <table:table-cell table:formula="of:=[.A78]+[.$H$3]" office:value-type="float" office:value="7.66164375317086" calcext:value-type="float">
            <text:p>7,66</text:p>
          </table:table-cell>
          <table:table-cell table:formula="of:=[.B78]+[.$H$6]*[.$H$3]" office:value-type="float" office:value="-75.1607252186062" calcext:value-type="float">
            <text:p>-75,16</text:p>
          </table:table-cell>
          <table:table-cell table:formula="of:=[.C78]+[.B79]*[.$H$3]" office:value-type="float" office:value="708.33333333322" calcext:value-type="float">
            <text:p>708,33</text:p>
          </table:table-cell>
          <table:table-cell table:number-columns-repeated="5"/>
        </table:table-row>
        <table:table-row table:style-name="ro1">
          <table:table-cell table:formula="of:=[.A79]+[.$H$3]" office:value-type="float" office:value="7.76114562009516" calcext:value-type="float">
            <text:p>7,76</text:p>
          </table:table-cell>
          <table:table-cell table:formula="of:=[.B79]+[.$H$6]*[.$H$3]" office:value-type="float" office:value="-76.1368385331335" calcext:value-type="float">
            <text:p>-76,14</text:p>
          </table:table-cell>
          <table:table-cell table:formula="of:=[.C79]+[.B80]*[.$H$3]" office:value-type="float" office:value="700.757575757459" calcext:value-type="float">
            <text:p>700,76</text:p>
          </table:table-cell>
          <table:table-cell table:number-columns-repeated="5"/>
        </table:table-row>
        <table:table-row table:style-name="ro1">
          <table:table-cell table:formula="of:=[.A80]+[.$H$3]" office:value-type="float" office:value="7.86064748701945" calcext:value-type="float">
            <text:p>7,86</text:p>
          </table:table-cell>
          <table:table-cell table:formula="of:=[.B80]+[.$H$6]*[.$H$3]" office:value-type="float" office:value="-77.1129518476609" calcext:value-type="float">
            <text:p>-77,11</text:p>
          </table:table-cell>
          <table:table-cell table:formula="of:=[.C80]+[.B81]*[.$H$3]" office:value-type="float" office:value="693.084693084573" calcext:value-type="float">
            <text:p>693,08</text:p>
          </table:table-cell>
          <table:table-cell table:number-columns-repeated="5"/>
        </table:table-row>
        <table:table-row table:style-name="ro1">
          <table:table-cell table:formula="of:=[.A81]+[.$H$3]" office:value-type="float" office:value="7.96014935394375" calcext:value-type="float">
            <text:p>7,96</text:p>
          </table:table-cell>
          <table:table-cell table:formula="of:=[.B81]+[.$H$6]*[.$H$3]" office:value-type="float" office:value="-78.0890651621882" calcext:value-type="float">
            <text:p>-78,09</text:p>
          </table:table-cell>
          <table:table-cell table:formula="of:=[.C81]+[.B82]*[.$H$3]" office:value-type="float" office:value="685.314685314563" calcext:value-type="float">
            <text:p>685,31</text:p>
          </table:table-cell>
          <table:table-cell table:number-columns-repeated="5"/>
        </table:table-row>
        <table:table-row table:style-name="ro1">
          <table:table-cell table:formula="of:=[.A82]+[.$H$3]" office:value-type="float" office:value="8.05965122086805" calcext:value-type="float">
            <text:p>8,06</text:p>
          </table:table-cell>
          <table:table-cell table:formula="of:=[.B82]+[.$H$6]*[.$H$3]" office:value-type="float" office:value="-79.0651784767156" calcext:value-type="float">
            <text:p>-79,07</text:p>
          </table:table-cell>
          <table:table-cell table:formula="of:=[.C82]+[.B83]*[.$H$3]" office:value-type="float" office:value="677.447552447427" calcext:value-type="float">
            <text:p>677,45</text:p>
          </table:table-cell>
          <table:table-cell table:number-columns-repeated="5"/>
        </table:table-row>
        <table:table-row table:style-name="ro1">
          <table:table-cell table:formula="of:=[.A83]+[.$H$3]" office:value-type="float" office:value="8.15915308779234" calcext:value-type="float">
            <text:p>8,16</text:p>
          </table:table-cell>
          <table:table-cell table:formula="of:=[.B83]+[.$H$6]*[.$H$3]" office:value-type="float" office:value="-80.041291791243" calcext:value-type="float">
            <text:p>-80,04</text:p>
          </table:table-cell>
          <table:table-cell table:formula="of:=[.C83]+[.B84]*[.$H$3]" office:value-type="float" office:value="669.483294483166" calcext:value-type="float">
            <text:p>669,48</text:p>
          </table:table-cell>
          <table:table-cell table:number-columns-repeated="5"/>
        </table:table-row>
        <table:table-row table:style-name="ro1">
          <table:table-cell table:formula="of:=[.A84]+[.$H$3]" office:value-type="float" office:value="8.25865495471664" calcext:value-type="float">
            <text:p>8,26</text:p>
          </table:table-cell>
          <table:table-cell table:formula="of:=[.B84]+[.$H$6]*[.$H$3]" office:value-type="float" office:value="-81.0174051057703" calcext:value-type="float">
            <text:p>-81,02</text:p>
          </table:table-cell>
          <table:table-cell table:formula="of:=[.C84]+[.B85]*[.$H$3]" office:value-type="float" office:value="661.421911421779" calcext:value-type="float">
            <text:p>661,42</text:p>
          </table:table-cell>
          <table:table-cell table:number-columns-repeated="5"/>
        </table:table-row>
        <table:table-row table:style-name="ro1">
          <table:table-cell table:formula="of:=[.A85]+[.$H$3]" office:value-type="float" office:value="8.35815682164094" calcext:value-type="float">
            <text:p>8,36</text:p>
          </table:table-cell>
          <table:table-cell table:formula="of:=[.B85]+[.$H$6]*[.$H$3]" office:value-type="float" office:value="-81.9935184202977" calcext:value-type="float">
            <text:p>-81,99</text:p>
          </table:table-cell>
          <table:table-cell table:formula="of:=[.C85]+[.B86]*[.$H$3]" office:value-type="float" office:value="653.263403263268" calcext:value-type="float">
            <text:p>653,26</text:p>
          </table:table-cell>
          <table:table-cell table:number-columns-repeated="5"/>
        </table:table-row>
        <table:table-row table:style-name="ro1">
          <table:table-cell table:formula="of:=[.A86]+[.$H$3]" office:value-type="float" office:value="8.45765868856524" calcext:value-type="float">
            <text:p>8,46</text:p>
          </table:table-cell>
          <table:table-cell table:formula="of:=[.B86]+[.$H$6]*[.$H$3]" office:value-type="float" office:value="-82.969631734825" calcext:value-type="float">
            <text:p>-82,97</text:p>
          </table:table-cell>
          <table:table-cell table:formula="of:=[.C86]+[.B87]*[.$H$3]" office:value-type="float" office:value="645.007770007632" calcext:value-type="float">
            <text:p>645,01</text:p>
          </table:table-cell>
          <table:table-cell table:number-columns-repeated="5"/>
        </table:table-row>
        <table:table-row table:style-name="ro1">
          <table:table-cell table:formula="of:=[.A87]+[.$H$3]" office:value-type="float" office:value="8.55716055548954" calcext:value-type="float">
            <text:p>8,56</text:p>
          </table:table-cell>
          <table:table-cell table:formula="of:=[.B87]+[.$H$6]*[.$H$3]" office:value-type="float" office:value="-83.9457450493524" calcext:value-type="float">
            <text:p>-83,95</text:p>
          </table:table-cell>
          <table:table-cell table:formula="of:=[.C87]+[.B88]*[.$H$3]" office:value-type="float" office:value="636.65501165487" calcext:value-type="float">
            <text:p>636,66</text:p>
          </table:table-cell>
          <table:table-cell table:number-columns-repeated="5"/>
        </table:table-row>
        <table:table-row table:style-name="ro1">
          <table:table-cell table:formula="of:=[.A88]+[.$H$3]" office:value-type="float" office:value="8.65666242241383" calcext:value-type="float">
            <text:p>8,66</text:p>
          </table:table-cell>
          <table:table-cell table:formula="of:=[.B88]+[.$H$6]*[.$H$3]" office:value-type="float" office:value="-84.9218583638797" calcext:value-type="float">
            <text:p>-84,92</text:p>
          </table:table-cell>
          <table:table-cell table:formula="of:=[.C88]+[.B89]*[.$H$3]" office:value-type="float" office:value="628.205128204983" calcext:value-type="float">
            <text:p>628,21</text:p>
          </table:table-cell>
          <table:table-cell table:number-columns-repeated="5"/>
        </table:table-row>
        <table:table-row table:style-name="ro1">
          <table:table-cell table:formula="of:=[.A89]+[.$H$3]" office:value-type="float" office:value="8.75616428933813" calcext:value-type="float">
            <text:p>8,76</text:p>
          </table:table-cell>
          <table:table-cell table:formula="of:=[.B89]+[.$H$6]*[.$H$3]" office:value-type="float" office:value="-85.8979716784071" calcext:value-type="float">
            <text:p>-85,90</text:p>
          </table:table-cell>
          <table:table-cell table:formula="of:=[.C89]+[.B90]*[.$H$3]" office:value-type="float" office:value="619.658119657971" calcext:value-type="float">
            <text:p>619,66</text:p>
          </table:table-cell>
          <table:table-cell table:number-columns-repeated="5"/>
        </table:table-row>
        <table:table-row table:style-name="ro1">
          <table:table-cell table:formula="of:=[.A90]+[.$H$3]" office:value-type="float" office:value="8.85566615626243" calcext:value-type="float">
            <text:p>8,86</text:p>
          </table:table-cell>
          <table:table-cell table:formula="of:=[.B90]+[.$H$6]*[.$H$3]" office:value-type="float" office:value="-86.8740849929344" calcext:value-type="float">
            <text:p>-86,87</text:p>
          </table:table-cell>
          <table:table-cell table:formula="of:=[.C90]+[.B91]*[.$H$3]" office:value-type="float" office:value="611.013986013834" calcext:value-type="float">
            <text:p>611,01</text:p>
          </table:table-cell>
          <table:table-cell table:number-columns-repeated="5"/>
        </table:table-row>
        <table:table-row table:style-name="ro1">
          <table:table-cell table:formula="of:=[.A91]+[.$H$3]" office:value-type="float" office:value="8.95516802318673" calcext:value-type="float">
            <text:p>8,96</text:p>
          </table:table-cell>
          <table:table-cell table:formula="of:=[.B91]+[.$H$6]*[.$H$3]" office:value-type="float" office:value="-87.8501983074618" calcext:value-type="float">
            <text:p>-87,85</text:p>
          </table:table-cell>
          <table:table-cell table:formula="of:=[.C91]+[.B92]*[.$H$3]" office:value-type="float" office:value="602.272727272572" calcext:value-type="float">
            <text:p>602,27</text:p>
          </table:table-cell>
          <table:table-cell table:number-columns-repeated="5"/>
        </table:table-row>
        <table:table-row table:style-name="ro1">
          <table:table-cell table:formula="of:=[.A92]+[.$H$3]" office:value-type="float" office:value="9.05466989011102" calcext:value-type="float">
            <text:p>9,05</text:p>
          </table:table-cell>
          <table:table-cell table:formula="of:=[.B92]+[.$H$6]*[.$H$3]" office:value-type="float" office:value="-88.8263116219891" calcext:value-type="float">
            <text:p>-88,83</text:p>
          </table:table-cell>
          <table:table-cell table:formula="of:=[.C92]+[.B93]*[.$H$3]" office:value-type="float" office:value="593.434343434185" calcext:value-type="float">
            <text:p>593,43</text:p>
          </table:table-cell>
          <table:table-cell table:number-columns-repeated="5"/>
        </table:table-row>
        <table:table-row table:style-name="ro1">
          <table:table-cell table:formula="of:=[.A93]+[.$H$3]" office:value-type="float" office:value="9.15417175703532" calcext:value-type="float">
            <text:p>9,15</text:p>
          </table:table-cell>
          <table:table-cell table:formula="of:=[.B93]+[.$H$6]*[.$H$3]" office:value-type="float" office:value="-89.8024249365165" calcext:value-type="float">
            <text:p>-89,80</text:p>
          </table:table-cell>
          <table:table-cell table:formula="of:=[.C93]+[.B94]*[.$H$3]" office:value-type="float" office:value="584.498834498672" calcext:value-type="float">
            <text:p>584,50</text:p>
          </table:table-cell>
          <table:table-cell table:number-columns-repeated="5"/>
        </table:table-row>
        <table:table-row table:style-name="ro1">
          <table:table-cell table:formula="of:=[.A94]+[.$H$3]" office:value-type="float" office:value="9.25367362395962" calcext:value-type="float">
            <text:p>9,25</text:p>
          </table:table-cell>
          <table:table-cell table:formula="of:=[.B94]+[.$H$6]*[.$H$3]" office:value-type="float" office:value="-90.7785382510438" calcext:value-type="float">
            <text:p>-90,78</text:p>
          </table:table-cell>
          <table:table-cell table:formula="of:=[.C94]+[.B95]*[.$H$3]" office:value-type="float" office:value="575.466200466035" calcext:value-type="float">
            <text:p>575,47</text:p>
          </table:table-cell>
          <table:table-cell table:number-columns-repeated="5"/>
        </table:table-row>
        <table:table-row table:style-name="ro1">
          <table:table-cell table:formula="of:=[.A95]+[.$H$3]" office:value-type="float" office:value="9.35317549088392" calcext:value-type="float">
            <text:p>9,35</text:p>
          </table:table-cell>
          <table:table-cell table:formula="of:=[.B95]+[.$H$6]*[.$H$3]" office:value-type="float" office:value="-91.7546515655712" calcext:value-type="float">
            <text:p>-91,75</text:p>
          </table:table-cell>
          <table:table-cell table:formula="of:=[.C95]+[.B96]*[.$H$3]" office:value-type="float" office:value="566.336441336272" calcext:value-type="float">
            <text:p>566,34</text:p>
          </table:table-cell>
          <table:table-cell table:number-columns-repeated="5"/>
        </table:table-row>
        <table:table-row table:style-name="ro1">
          <table:table-cell table:formula="of:=[.A96]+[.$H$3]" office:value-type="float" office:value="9.45267735780821" calcext:value-type="float">
            <text:p>9,45</text:p>
          </table:table-cell>
          <table:table-cell table:formula="of:=[.B96]+[.$H$6]*[.$H$3]" office:value-type="float" office:value="-92.7307648800985" calcext:value-type="float">
            <text:p>-92,73</text:p>
          </table:table-cell>
          <table:table-cell table:formula="of:=[.C96]+[.B97]*[.$H$3]" office:value-type="float" office:value="557.109557109384" calcext:value-type="float">
            <text:p>557,11</text:p>
          </table:table-cell>
          <table:table-cell table:number-columns-repeated="5"/>
        </table:table-row>
        <table:table-row table:style-name="ro1">
          <table:table-cell table:formula="of:=[.A97]+[.$H$3]" office:value-type="float" office:value="9.55217922473251" calcext:value-type="float">
            <text:p>9,55</text:p>
          </table:table-cell>
          <table:table-cell table:formula="of:=[.B97]+[.$H$6]*[.$H$3]" office:value-type="float" office:value="-93.7068781946259" calcext:value-type="float">
            <text:p>-93,71</text:p>
          </table:table-cell>
          <table:table-cell table:formula="of:=[.C97]+[.B98]*[.$H$3]" office:value-type="float" office:value="547.785547785371" calcext:value-type="float">
            <text:p>547,79</text:p>
          </table:table-cell>
          <table:table-cell table:number-columns-repeated="5"/>
        </table:table-row>
        <table:table-row table:style-name="ro1">
          <table:table-cell table:formula="of:=[.A98]+[.$H$3]" office:value-type="float" office:value="9.65168109165681" calcext:value-type="float">
            <text:p>9,65</text:p>
          </table:table-cell>
          <table:table-cell table:formula="of:=[.B98]+[.$H$6]*[.$H$3]" office:value-type="float" office:value="-94.6829915091533" calcext:value-type="float">
            <text:p>-94,68</text:p>
          </table:table-cell>
          <table:table-cell table:formula="of:=[.C98]+[.B99]*[.$H$3]" office:value-type="float" office:value="538.364413364233" calcext:value-type="float">
            <text:p>538,36</text:p>
          </table:table-cell>
          <table:table-cell table:number-columns-repeated="5"/>
        </table:table-row>
        <table:table-row table:style-name="ro1">
          <table:table-cell table:formula="of:=[.A99]+[.$H$3]" office:value-type="float" office:value="9.75118295858111" calcext:value-type="float">
            <text:p>9,75</text:p>
          </table:table-cell>
          <table:table-cell table:formula="of:=[.B99]+[.$H$6]*[.$H$3]" office:value-type="float" office:value="-95.6591048236806" calcext:value-type="float">
            <text:p>-95,66</text:p>
          </table:table-cell>
          <table:table-cell table:formula="of:=[.C99]+[.B100]*[.$H$3]" office:value-type="float" office:value="528.84615384597" calcext:value-type="float">
            <text:p>528,85</text:p>
          </table:table-cell>
          <table:table-cell table:number-columns-repeated="5"/>
        </table:table-row>
        <table:table-row table:style-name="ro1">
          <table:table-cell table:formula="of:=[.A100]+[.$H$3]" office:value-type="float" office:value="9.85068482550541" calcext:value-type="float">
            <text:p>9,85</text:p>
          </table:table-cell>
          <table:table-cell table:formula="of:=[.B100]+[.$H$6]*[.$H$3]" office:value-type="float" office:value="-96.635218138208" calcext:value-type="float">
            <text:p>-96,64</text:p>
          </table:table-cell>
          <table:table-cell table:formula="of:=[.C100]+[.B101]*[.$H$3]" office:value-type="float" office:value="519.230769230582" calcext:value-type="float">
            <text:p>519,23</text:p>
          </table:table-cell>
          <table:table-cell table:number-columns-repeated="5"/>
        </table:table-row>
        <table:table-row table:style-name="ro1">
          <table:table-cell table:formula="of:=[.A101]+[.$H$3]" office:value-type="float" office:value="9.9501866924297" calcext:value-type="float">
            <text:p>9,95</text:p>
          </table:table-cell>
          <table:table-cell table:formula="of:=[.B101]+[.$H$6]*[.$H$3]" office:value-type="float" office:value="-97.6113314527353" calcext:value-type="float">
            <text:p>-97,61</text:p>
          </table:table-cell>
          <table:table-cell table:formula="of:=[.C101]+[.B102]*[.$H$3]" office:value-type="float" office:value="509.518259518068" calcext:value-type="float">
            <text:p>509,52</text:p>
          </table:table-cell>
          <table:table-cell table:number-columns-repeated="5"/>
        </table:table-row>
        <table:table-row table:style-name="ro1">
          <table:table-cell table:formula="of:=[.A102]+[.$H$3]" office:value-type="float" office:value="10.049688559354" calcext:value-type="float">
            <text:p>10,05</text:p>
          </table:table-cell>
          <table:table-cell table:formula="of:=[.B102]+[.$H$6]*[.$H$3]" office:value-type="float" office:value="-98.5874447672627" calcext:value-type="float">
            <text:p>-98,59</text:p>
          </table:table-cell>
          <table:table-cell table:formula="of:=[.C102]+[.B103]*[.$H$3]" office:value-type="float" office:value="499.70862470843" calcext:value-type="float">
            <text:p>499,71</text:p>
          </table:table-cell>
          <table:table-cell table:number-columns-repeated="5"/>
        </table:table-row>
        <table:table-row table:style-name="ro1">
          <table:table-cell table:formula="of:=[.A103]+[.$H$3]" office:value-type="float" office:value="10.1491904262783" calcext:value-type="float">
            <text:p>10,15</text:p>
          </table:table-cell>
          <table:table-cell table:formula="of:=[.B103]+[.$H$6]*[.$H$3]" office:value-type="float" office:value="-99.56355808179" calcext:value-type="float">
            <text:p>-99,56</text:p>
          </table:table-cell>
          <table:table-cell table:formula="of:=[.C103]+[.B104]*[.$H$3]" office:value-type="float" office:value="489.801864801666" calcext:value-type="float">
            <text:p>489,80</text:p>
          </table:table-cell>
          <table:table-cell table:number-columns-repeated="5"/>
        </table:table-row>
        <table:table-row table:style-name="ro1">
          <table:table-cell table:formula="of:=[.A104]+[.$H$3]" office:value-type="float" office:value="10.2486922932026" calcext:value-type="float">
            <text:p>10,25</text:p>
          </table:table-cell>
          <table:table-cell table:formula="of:=[.B104]+[.$H$6]*[.$H$3]" office:value-type="float" office:value="-100.539671396317" calcext:value-type="float">
            <text:p>-100,54</text:p>
          </table:table-cell>
          <table:table-cell table:formula="of:=[.C104]+[.B105]*[.$H$3]" office:value-type="float" office:value="479.797979797777" calcext:value-type="float">
            <text:p>479,80</text:p>
          </table:table-cell>
          <table:table-cell table:number-columns-repeated="5"/>
        </table:table-row>
        <table:table-row table:style-name="ro1">
          <table:table-cell table:formula="of:=[.A105]+[.$H$3]" office:value-type="float" office:value="10.3481941601269" calcext:value-type="float">
            <text:p>10,35</text:p>
          </table:table-cell>
          <table:table-cell table:formula="of:=[.B105]+[.$H$6]*[.$H$3]" office:value-type="float" office:value="-101.515784710845" calcext:value-type="float">
            <text:p>-101,52</text:p>
          </table:table-cell>
          <table:table-cell table:formula="of:=[.C105]+[.B106]*[.$H$3]" office:value-type="float" office:value="469.696969696763" calcext:value-type="float">
            <text:p>469,70</text:p>
          </table:table-cell>
          <table:table-cell table:number-columns-repeated="5"/>
        </table:table-row>
        <table:table-row table:style-name="ro1">
          <table:table-cell table:formula="of:=[.A106]+[.$H$3]" office:value-type="float" office:value="10.4476960270512" calcext:value-type="float">
            <text:p>10,45</text:p>
          </table:table-cell>
          <table:table-cell table:formula="of:=[.B106]+[.$H$6]*[.$H$3]" office:value-type="float" office:value="-102.491898025372" calcext:value-type="float">
            <text:p>-102,49</text:p>
          </table:table-cell>
          <table:table-cell table:formula="of:=[.C106]+[.B107]*[.$H$3]" office:value-type="float" office:value="459.498834498624" calcext:value-type="float">
            <text:p>459,50</text:p>
          </table:table-cell>
          <table:table-cell table:number-columns-repeated="5"/>
        </table:table-row>
        <table:table-row table:style-name="ro1">
          <table:table-cell table:formula="of:=[.A107]+[.$H$3]" office:value-type="float" office:value="10.5471978939755" calcext:value-type="float">
            <text:p>10,55</text:p>
          </table:table-cell>
          <table:table-cell table:formula="of:=[.B107]+[.$H$6]*[.$H$3]" office:value-type="float" office:value="-103.468011339899" calcext:value-type="float">
            <text:p>-103,47</text:p>
          </table:table-cell>
          <table:table-cell table:formula="of:=[.C107]+[.B108]*[.$H$3]" office:value-type="float" office:value="449.203574203359" calcext:value-type="float">
            <text:p>449,20</text:p>
          </table:table-cell>
          <table:table-cell table:number-columns-repeated="5"/>
        </table:table-row>
        <table:table-row table:style-name="ro1">
          <table:table-cell table:formula="of:=[.A108]+[.$H$3]" office:value-type="float" office:value="10.6466997608998" calcext:value-type="float">
            <text:p>10,65</text:p>
          </table:table-cell>
          <table:table-cell table:formula="of:=[.B108]+[.$H$6]*[.$H$3]" office:value-type="float" office:value="-104.444124654427" calcext:value-type="float">
            <text:p>-104,44</text:p>
          </table:table-cell>
          <table:table-cell table:formula="of:=[.C108]+[.B109]*[.$H$3]" office:value-type="float" office:value="438.81118881097" calcext:value-type="float">
            <text:p>438,81</text:p>
          </table:table-cell>
          <table:table-cell table:number-columns-repeated="5"/>
        </table:table-row>
        <table:table-row table:style-name="ro1">
          <table:table-cell table:formula="of:=[.A109]+[.$H$3]" office:value-type="float" office:value="10.7462016278241" calcext:value-type="float">
            <text:p>10,75</text:p>
          </table:table-cell>
          <table:table-cell table:formula="of:=[.B109]+[.$H$6]*[.$H$3]" office:value-type="float" office:value="-105.420237968954" calcext:value-type="float">
            <text:p>-105,42</text:p>
          </table:table-cell>
          <table:table-cell table:formula="of:=[.C109]+[.B110]*[.$H$3]" office:value-type="float" office:value="428.321678321455" calcext:value-type="float">
            <text:p>428,32</text:p>
          </table:table-cell>
          <table:table-cell table:number-columns-repeated="5"/>
        </table:table-row>
        <table:table-row table:style-name="ro1">
          <table:table-cell table:formula="of:=[.A110]+[.$H$3]" office:value-type="float" office:value="10.8457034947484" calcext:value-type="float">
            <text:p>10,85</text:p>
          </table:table-cell>
          <table:table-cell table:formula="of:=[.B110]+[.$H$6]*[.$H$3]" office:value-type="float" office:value="-106.396351283481" calcext:value-type="float">
            <text:p>-106,40</text:p>
          </table:table-cell>
          <table:table-cell table:formula="of:=[.C110]+[.B111]*[.$H$3]" office:value-type="float" office:value="417.735042734816" calcext:value-type="float">
            <text:p>417,74</text:p>
          </table:table-cell>
          <table:table-cell table:number-columns-repeated="5"/>
        </table:table-row>
        <table:table-row table:style-name="ro1">
          <table:table-cell table:formula="of:=[.A111]+[.$H$3]" office:value-type="float" office:value="10.9452053616727" calcext:value-type="float">
            <text:p>10,95</text:p>
          </table:table-cell>
          <table:table-cell table:formula="of:=[.B111]+[.$H$6]*[.$H$3]" office:value-type="float" office:value="-107.372464598009" calcext:value-type="float">
            <text:p>-107,37</text:p>
          </table:table-cell>
          <table:table-cell table:formula="of:=[.C111]+[.B112]*[.$H$3]" office:value-type="float" office:value="407.051282051051" calcext:value-type="float">
            <text:p>407,05</text:p>
          </table:table-cell>
          <table:table-cell table:number-columns-repeated="5"/>
        </table:table-row>
        <table:table-row table:style-name="ro1">
          <table:table-cell table:formula="of:=[.A112]+[.$H$3]" office:value-type="float" office:value="11.044707228597" calcext:value-type="float">
            <text:p>11,04</text:p>
          </table:table-cell>
          <table:table-cell table:formula="of:=[.B112]+[.$H$6]*[.$H$3]" office:value-type="float" office:value="-108.348577912536" calcext:value-type="float">
            <text:p>-108,35</text:p>
          </table:table-cell>
          <table:table-cell table:formula="of:=[.C112]+[.B113]*[.$H$3]" office:value-type="float" office:value="396.270396270161" calcext:value-type="float">
            <text:p>396,27</text:p>
          </table:table-cell>
          <table:table-cell table:number-columns-repeated="5"/>
        </table:table-row>
        <table:table-row table:style-name="ro1">
          <table:table-cell table:formula="of:=[.A113]+[.$H$3]" office:value-type="float" office:value="11.1442090955213" calcext:value-type="float">
            <text:p>11,14</text:p>
          </table:table-cell>
          <table:table-cell table:formula="of:=[.B113]+[.$H$6]*[.$H$3]" office:value-type="float" office:value="-109.324691227064" calcext:value-type="float">
            <text:p>-109,32</text:p>
          </table:table-cell>
          <table:table-cell table:formula="of:=[.C113]+[.B114]*[.$H$3]" office:value-type="float" office:value="385.392385392146" calcext:value-type="float">
            <text:p>385,39</text:p>
          </table:table-cell>
          <table:table-cell table:number-columns-repeated="5"/>
        </table:table-row>
        <table:table-row table:style-name="ro1">
          <table:table-cell table:formula="of:=[.A114]+[.$H$3]" office:value-type="float" office:value="11.2437109624456" calcext:value-type="float">
            <text:p>11,24</text:p>
          </table:table-cell>
          <table:table-cell table:formula="of:=[.B114]+[.$H$6]*[.$H$3]" office:value-type="float" office:value="-110.300804541591" calcext:value-type="float">
            <text:p>-110,30</text:p>
          </table:table-cell>
          <table:table-cell table:formula="of:=[.C114]+[.B115]*[.$H$3]" office:value-type="float" office:value="374.417249417005" calcext:value-type="float">
            <text:p>374,42</text:p>
          </table:table-cell>
          <table:table-cell table:number-columns-repeated="5"/>
        </table:table-row>
        <table:table-row table:style-name="ro1">
          <table:table-cell table:formula="of:=[.A115]+[.$H$3]" office:value-type="float" office:value="11.3432128293699" calcext:value-type="float">
            <text:p>11,34</text:p>
          </table:table-cell>
          <table:table-cell table:formula="of:=[.B115]+[.$H$6]*[.$H$3]" office:value-type="float" office:value="-111.276917856118" calcext:value-type="float">
            <text:p>-111,28</text:p>
          </table:table-cell>
          <table:table-cell table:formula="of:=[.C115]+[.B116]*[.$H$3]" office:value-type="float" office:value="363.34498834474" calcext:value-type="float">
            <text:p>363,34</text:p>
          </table:table-cell>
          <table:table-cell table:number-columns-repeated="5"/>
        </table:table-row>
        <table:table-row table:style-name="ro1">
          <table:table-cell table:formula="of:=[.A116]+[.$H$3]" office:value-type="float" office:value="11.4427146962942" calcext:value-type="float">
            <text:p>11,44</text:p>
          </table:table-cell>
          <table:table-cell table:formula="of:=[.B116]+[.$H$6]*[.$H$3]" office:value-type="float" office:value="-112.253031170646" calcext:value-type="float">
            <text:p>-112,25</text:p>
          </table:table-cell>
          <table:table-cell table:formula="of:=[.C116]+[.B117]*[.$H$3]" office:value-type="float" office:value="352.175602175349" calcext:value-type="float">
            <text:p>352,18</text:p>
          </table:table-cell>
          <table:table-cell table:number-columns-repeated="5"/>
        </table:table-row>
        <table:table-row table:style-name="ro1">
          <table:table-cell table:formula="of:=[.A117]+[.$H$3]" office:value-type="float" office:value="11.5422165632185" calcext:value-type="float">
            <text:p>11,54</text:p>
          </table:table-cell>
          <table:table-cell table:formula="of:=[.B117]+[.$H$6]*[.$H$3]" office:value-type="float" office:value="-113.229144485173" calcext:value-type="float">
            <text:p>-113,23</text:p>
          </table:table-cell>
          <table:table-cell table:formula="of:=[.C117]+[.B118]*[.$H$3]" office:value-type="float" office:value="340.909090908834" calcext:value-type="float">
            <text:p>340,91</text:p>
          </table:table-cell>
          <table:table-cell table:number-columns-repeated="5"/>
        </table:table-row>
        <table:table-row table:style-name="ro1">
          <table:table-cell table:formula="of:=[.A118]+[.$H$3]" office:value-type="float" office:value="11.6417184301428" calcext:value-type="float">
            <text:p>11,64</text:p>
          </table:table-cell>
          <table:table-cell table:formula="of:=[.B118]+[.$H$6]*[.$H$3]" office:value-type="float" office:value="-114.2052577997" calcext:value-type="float">
            <text:p>-114,21</text:p>
          </table:table-cell>
          <table:table-cell table:formula="of:=[.C118]+[.B119]*[.$H$3]" office:value-type="float" office:value="329.545454545193" calcext:value-type="float">
            <text:p>329,55</text:p>
          </table:table-cell>
          <table:table-cell table:number-columns-repeated="5"/>
        </table:table-row>
        <table:table-row table:style-name="ro1">
          <table:table-cell table:formula="of:=[.A119]+[.$H$3]" office:value-type="float" office:value="11.7412202970671" calcext:value-type="float">
            <text:p>11,74</text:p>
          </table:table-cell>
          <table:table-cell table:formula="of:=[.B119]+[.$H$6]*[.$H$3]" office:value-type="float" office:value="-115.181371114228" calcext:value-type="float">
            <text:p>-115,18</text:p>
          </table:table-cell>
          <table:table-cell table:formula="of:=[.C119]+[.B120]*[.$H$3]" office:value-type="float" office:value="318.084693084427" calcext:value-type="float">
            <text:p>318,08</text:p>
          </table:table-cell>
          <table:table-cell table:number-columns-repeated="5"/>
        </table:table-row>
        <table:table-row table:style-name="ro1">
          <table:table-cell table:formula="of:=[.A120]+[.$H$3]" office:value-type="float" office:value="11.8407221639914" calcext:value-type="float">
            <text:p>11,84</text:p>
          </table:table-cell>
          <table:table-cell table:formula="of:=[.B120]+[.$H$6]*[.$H$3]" office:value-type="float" office:value="-116.157484428755" calcext:value-type="float">
            <text:p>-116,16</text:p>
          </table:table-cell>
          <table:table-cell table:formula="of:=[.C120]+[.B121]*[.$H$3]" office:value-type="float" office:value="306.526806526536" calcext:value-type="float">
            <text:p>306,53</text:p>
          </table:table-cell>
          <table:table-cell table:number-columns-repeated="5"/>
        </table:table-row>
        <table:table-row table:style-name="ro1">
          <table:table-cell table:formula="of:=[.A121]+[.$H$3]" office:value-type="float" office:value="11.9402240309157" calcext:value-type="float">
            <text:p>11,94</text:p>
          </table:table-cell>
          <table:table-cell table:formula="of:=[.B121]+[.$H$6]*[.$H$3]" office:value-type="float" office:value="-117.133597743282" calcext:value-type="float">
            <text:p>-117,13</text:p>
          </table:table-cell>
          <table:table-cell table:formula="of:=[.C121]+[.B122]*[.$H$3]" office:value-type="float" office:value="294.87179487152" calcext:value-type="float">
            <text:p>294,87</text:p>
          </table:table-cell>
          <table:table-cell table:number-columns-repeated="5"/>
        </table:table-row>
        <table:table-row table:style-name="ro1">
          <table:table-cell table:formula="of:=[.A122]+[.$H$3]" office:value-type="float" office:value="12.03972589784" calcext:value-type="float">
            <text:p>12,04</text:p>
          </table:table-cell>
          <table:table-cell table:formula="of:=[.B122]+[.$H$6]*[.$H$3]" office:value-type="float" office:value="-118.10971105781" calcext:value-type="float">
            <text:p>-118,11</text:p>
          </table:table-cell>
          <table:table-cell table:formula="of:=[.C122]+[.B123]*[.$H$3]" office:value-type="float" office:value="283.119658119378" calcext:value-type="float">
            <text:p>283,12</text:p>
          </table:table-cell>
          <table:table-cell table:number-columns-repeated="5"/>
        </table:table-row>
        <table:table-row table:style-name="ro1">
          <table:table-cell table:formula="of:=[.A123]+[.$H$3]" office:value-type="float" office:value="12.1392277647643" calcext:value-type="float">
            <text:p>12,14</text:p>
          </table:table-cell>
          <table:table-cell table:formula="of:=[.B123]+[.$H$6]*[.$H$3]" office:value-type="float" office:value="-119.085824372337" calcext:value-type="float">
            <text:p>-119,09</text:p>
          </table:table-cell>
          <table:table-cell table:formula="of:=[.C123]+[.B124]*[.$H$3]" office:value-type="float" office:value="271.270396270112" calcext:value-type="float">
            <text:p>271,27</text:p>
          </table:table-cell>
          <table:table-cell table:number-columns-repeated="5"/>
        </table:table-row>
        <table:table-row table:style-name="ro1">
          <table:table-cell table:formula="of:=[.A124]+[.$H$3]" office:value-type="float" office:value="12.2387296316886" calcext:value-type="float">
            <text:p>12,24</text:p>
          </table:table-cell>
          <table:table-cell table:formula="of:=[.B124]+[.$H$6]*[.$H$3]" office:value-type="float" office:value="-120.061937686864" calcext:value-type="float">
            <text:p>-120,06</text:p>
          </table:table-cell>
          <table:table-cell table:formula="of:=[.C124]+[.B125]*[.$H$3]" office:value-type="float" office:value="259.32400932372" calcext:value-type="float">
            <text:p>259,32</text:p>
          </table:table-cell>
          <table:table-cell table:number-columns-repeated="5"/>
        </table:table-row>
        <table:table-row table:style-name="ro1">
          <table:table-cell table:formula="of:=[.A125]+[.$H$3]" office:value-type="float" office:value="12.3382314986128" calcext:value-type="float">
            <text:p>12,34</text:p>
          </table:table-cell>
          <table:table-cell table:formula="of:=[.B125]+[.$H$6]*[.$H$3]" office:value-type="float" office:value="-121.038051001392" calcext:value-type="float">
            <text:p>-121,04</text:p>
          </table:table-cell>
          <table:table-cell table:formula="of:=[.C125]+[.B126]*[.$H$3]" office:value-type="float" office:value="247.280497280204" calcext:value-type="float">
            <text:p>247,28</text:p>
          </table:table-cell>
          <table:table-cell table:number-columns-repeated="5"/>
        </table:table-row>
        <table:table-row table:style-name="ro1">
          <table:table-cell table:formula="of:=[.A126]+[.$H$3]" office:value-type="float" office:value="12.4377333655371" calcext:value-type="float">
            <text:p>12,44</text:p>
          </table:table-cell>
          <table:table-cell table:formula="of:=[.B126]+[.$H$6]*[.$H$3]" office:value-type="float" office:value="-122.014164315919" calcext:value-type="float">
            <text:p>-122,01</text:p>
          </table:table-cell>
          <table:table-cell table:formula="of:=[.C126]+[.B127]*[.$H$3]" office:value-type="float" office:value="235.139860139562" calcext:value-type="float">
            <text:p>235,14</text:p>
          </table:table-cell>
          <table:table-cell table:number-columns-repeated="5"/>
        </table:table-row>
        <table:table-row table:style-name="ro1">
          <table:table-cell table:formula="of:=[.A127]+[.$H$3]" office:value-type="float" office:value="12.5372352324614" calcext:value-type="float">
            <text:p>12,54</text:p>
          </table:table-cell>
          <table:table-cell table:formula="of:=[.B127]+[.$H$6]*[.$H$3]" office:value-type="float" office:value="-122.990277630447" calcext:value-type="float">
            <text:p>-122,99</text:p>
          </table:table-cell>
          <table:table-cell table:formula="of:=[.C127]+[.B128]*[.$H$3]" office:value-type="float" office:value="222.902097901795" calcext:value-type="float">
            <text:p>222,90</text:p>
          </table:table-cell>
          <table:table-cell table:number-columns-repeated="5"/>
        </table:table-row>
        <table:table-row table:style-name="ro1">
          <table:table-cell table:formula="of:=[.A128]+[.$H$3]" office:value-type="float" office:value="12.6367370993857" calcext:value-type="float">
            <text:p>12,64</text:p>
          </table:table-cell>
          <table:table-cell table:formula="of:=[.B128]+[.$H$6]*[.$H$3]" office:value-type="float" office:value="-123.966390944974" calcext:value-type="float">
            <text:p>-123,97</text:p>
          </table:table-cell>
          <table:table-cell table:formula="of:=[.C128]+[.B129]*[.$H$3]" office:value-type="float" office:value="210.567210566903" calcext:value-type="float">
            <text:p>210,57</text:p>
          </table:table-cell>
          <table:table-cell table:number-columns-repeated="5"/>
        </table:table-row>
        <table:table-row table:style-name="ro1">
          <table:table-cell table:formula="of:=[.A129]+[.$H$3]" office:value-type="float" office:value="12.73623896631" calcext:value-type="float">
            <text:p>12,74</text:p>
          </table:table-cell>
          <table:table-cell table:formula="of:=[.B129]+[.$H$6]*[.$H$3]" office:value-type="float" office:value="-124.942504259501" calcext:value-type="float">
            <text:p>-124,94</text:p>
          </table:table-cell>
          <table:table-cell table:formula="of:=[.C129]+[.B130]*[.$H$3]" office:value-type="float" office:value="198.135198134885" calcext:value-type="float">
            <text:p>198,14</text:p>
          </table:table-cell>
          <table:table-cell table:number-columns-repeated="5"/>
        </table:table-row>
        <table:table-row table:style-name="ro1">
          <table:table-cell table:formula="of:=[.A130]+[.$H$3]" office:value-type="float" office:value="12.8357408332343" calcext:value-type="float">
            <text:p>12,84</text:p>
          </table:table-cell>
          <table:table-cell table:formula="of:=[.B130]+[.$H$6]*[.$H$3]" office:value-type="float" office:value="-125.918617574029" calcext:value-type="float">
            <text:p>-125,92</text:p>
          </table:table-cell>
          <table:table-cell table:formula="of:=[.C130]+[.B131]*[.$H$3]" office:value-type="float" office:value="185.606060605743" calcext:value-type="float">
            <text:p>185,61</text:p>
          </table:table-cell>
          <table:table-cell table:number-columns-repeated="5"/>
        </table:table-row>
        <table:table-row table:style-name="ro1">
          <table:table-cell table:formula="of:=[.A131]+[.$H$3]" office:value-type="float" office:value="12.9352427001586" calcext:value-type="float">
            <text:p>12,94</text:p>
          </table:table-cell>
          <table:table-cell table:formula="of:=[.B131]+[.$H$6]*[.$H$3]" office:value-type="float" office:value="-126.894730888556" calcext:value-type="float">
            <text:p>-126,89</text:p>
          </table:table-cell>
          <table:table-cell table:formula="of:=[.C131]+[.B132]*[.$H$3]" office:value-type="float" office:value="172.979797979475" calcext:value-type="float">
            <text:p>172,98</text:p>
          </table:table-cell>
          <table:table-cell table:number-columns-repeated="5"/>
        </table:table-row>
        <table:table-row table:style-name="ro1">
          <table:table-cell table:formula="of:=[.A132]+[.$H$3]" office:value-type="float" office:value="13.0347445670829" calcext:value-type="float">
            <text:p>13,03</text:p>
          </table:table-cell>
          <table:table-cell table:formula="of:=[.B132]+[.$H$6]*[.$H$3]" office:value-type="float" office:value="-127.870844203083" calcext:value-type="float">
            <text:p>-127,87</text:p>
          </table:table-cell>
          <table:table-cell table:formula="of:=[.C132]+[.B133]*[.$H$3]" office:value-type="float" office:value="160.256410256083" calcext:value-type="float">
            <text:p>160,26</text:p>
          </table:table-cell>
          <table:table-cell table:number-columns-repeated="5"/>
        </table:table-row>
        <table:table-row table:style-name="ro1">
          <table:table-cell table:formula="of:=[.A133]+[.$H$3]" office:value-type="float" office:value="13.1342464340072" calcext:value-type="float">
            <text:p>13,13</text:p>
          </table:table-cell>
          <table:table-cell table:formula="of:=[.B133]+[.$H$6]*[.$H$3]" office:value-type="float" office:value="-128.846957517611" calcext:value-type="float">
            <text:p>-128,85</text:p>
          </table:table-cell>
          <table:table-cell table:formula="of:=[.C133]+[.B134]*[.$H$3]" office:value-type="float" office:value="147.435897435565" calcext:value-type="float">
            <text:p>147,44</text:p>
          </table:table-cell>
          <table:table-cell table:number-columns-repeated="5"/>
        </table:table-row>
        <table:table-row table:style-name="ro1">
          <table:table-cell table:formula="of:=[.A134]+[.$H$3]" office:value-type="float" office:value="13.2337483009315" calcext:value-type="float">
            <text:p>13,23</text:p>
          </table:table-cell>
          <table:table-cell table:formula="of:=[.B134]+[.$H$6]*[.$H$3]" office:value-type="float" office:value="-129.823070832138" calcext:value-type="float">
            <text:p>-129,82</text:p>
          </table:table-cell>
          <table:table-cell table:formula="of:=[.C134]+[.B135]*[.$H$3]" office:value-type="float" office:value="134.518259517922" calcext:value-type="float">
            <text:p>134,52</text:p>
          </table:table-cell>
          <table:table-cell table:number-columns-repeated="5"/>
        </table:table-row>
        <table:table-row table:style-name="ro1">
          <table:table-cell table:formula="of:=[.A135]+[.$H$3]" office:value-type="float" office:value="13.3332501678558" calcext:value-type="float">
            <text:p>13,33</text:p>
          </table:table-cell>
          <table:table-cell table:formula="of:=[.B135]+[.$H$6]*[.$H$3]" office:value-type="float" office:value="-130.799184146665" calcext:value-type="float">
            <text:p>-130,80</text:p>
          </table:table-cell>
          <table:table-cell table:formula="of:=[.C135]+[.B136]*[.$H$3]" office:value-type="float" office:value="121.503496503154" calcext:value-type="float">
            <text:p>121,50</text:p>
          </table:table-cell>
          <table:table-cell table:number-columns-repeated="5"/>
        </table:table-row>
        <table:table-row table:style-name="ro1">
          <table:table-cell table:formula="of:=[.A136]+[.$H$3]" office:value-type="float" office:value="13.4327520347801" calcext:value-type="float">
            <text:p>13,43</text:p>
          </table:table-cell>
          <table:table-cell table:formula="of:=[.B136]+[.$H$6]*[.$H$3]" office:value-type="float" office:value="-131.775297461193" calcext:value-type="float">
            <text:p>-131,78</text:p>
          </table:table-cell>
          <table:table-cell table:formula="of:=[.C136]+[.B137]*[.$H$3]" office:value-type="float" office:value="108.391608391261" calcext:value-type="float">
            <text:p>108,39</text:p>
          </table:table-cell>
          <table:table-cell table:number-columns-repeated="5"/>
        </table:table-row>
        <table:table-row table:style-name="ro1">
          <table:table-cell table:formula="of:=[.A137]+[.$H$3]" office:value-type="float" office:value="13.5322539017044" calcext:value-type="float">
            <text:p>13,53</text:p>
          </table:table-cell>
          <table:table-cell table:formula="of:=[.B137]+[.$H$6]*[.$H$3]" office:value-type="float" office:value="-132.75141077572" calcext:value-type="float">
            <text:p>-132,75</text:p>
          </table:table-cell>
          <table:table-cell table:formula="of:=[.C137]+[.B138]*[.$H$3]" office:value-type="float" office:value="95.1825951822422" calcext:value-type="float">
            <text:p>95,18</text:p>
          </table:table-cell>
          <table:table-cell table:number-columns-repeated="5"/>
        </table:table-row>
        <table:table-row table:style-name="ro1">
          <table:table-cell table:formula="of:=[.A138]+[.$H$3]" office:value-type="float" office:value="13.6317557686287" calcext:value-type="float">
            <text:p>13,63</text:p>
          </table:table-cell>
          <table:table-cell table:formula="of:=[.B138]+[.$H$6]*[.$H$3]" office:value-type="float" office:value="-133.727524090247" calcext:value-type="float">
            <text:p>-133,73</text:p>
          </table:table-cell>
          <table:table-cell table:formula="of:=[.C138]+[.B139]*[.$H$3]" office:value-type="float" office:value="81.8764568760987" calcext:value-type="float">
            <text:p>81,88</text:p>
          </table:table-cell>
          <table:table-cell table:number-columns-repeated="5"/>
        </table:table-row>
        <table:table-row table:style-name="ro1">
          <table:table-cell table:formula="of:=[.A139]+[.$H$3]" office:value-type="float" office:value="13.731257635553" calcext:value-type="float">
            <text:p>13,73</text:p>
          </table:table-cell>
          <table:table-cell table:formula="of:=[.B139]+[.$H$6]*[.$H$3]" office:value-type="float" office:value="-134.703637404775" calcext:value-type="float">
            <text:p>-134,70</text:p>
          </table:table-cell>
          <table:table-cell table:formula="of:=[.C139]+[.B140]*[.$H$3]" office:value-type="float" office:value="68.4731934728301" calcext:value-type="float">
            <text:p>68,47</text:p>
          </table:table-cell>
          <table:table-cell table:number-columns-repeated="5"/>
        </table:table-row>
        <table:table-row table:style-name="ro1">
          <table:table-cell table:formula="of:=[.A140]+[.$H$3]" office:value-type="float" office:value="13.8307595024773" calcext:value-type="float">
            <text:p>13,83</text:p>
          </table:table-cell>
          <table:table-cell table:formula="of:=[.B140]+[.$H$6]*[.$H$3]" office:value-type="float" office:value="-135.679750719302" calcext:value-type="float">
            <text:p>-135,68</text:p>
          </table:table-cell>
          <table:table-cell table:formula="of:=[.C140]+[.B141]*[.$H$3]" office:value-type="float" office:value="54.9728049724363" calcext:value-type="float">
            <text:p>54,97</text:p>
          </table:table-cell>
          <table:table-cell table:number-columns-repeated="5"/>
        </table:table-row>
        <table:table-row table:style-name="ro1">
          <table:table-cell table:formula="of:=[.A141]+[.$H$3]" office:value-type="float" office:value="13.9302613694016" calcext:value-type="float">
            <text:p>13,93</text:p>
          </table:table-cell>
          <table:table-cell table:formula="of:=[.B141]+[.$H$6]*[.$H$3]" office:value-type="float" office:value="-136.655864033829" calcext:value-type="float">
            <text:p>-136,66</text:p>
          </table:table-cell>
          <table:table-cell table:formula="of:=[.C141]+[.B142]*[.$H$3]" office:value-type="float" office:value="41.3752913749174" calcext:value-type="float">
            <text:p>41,38</text:p>
          </table:table-cell>
          <table:table-cell table:number-columns-repeated="5"/>
        </table:table-row>
        <table:table-row table:style-name="ro1">
          <table:table-cell table:formula="of:=[.A142]+[.$H$3]" office:value-type="float" office:value="14.0297632363259" calcext:value-type="float">
            <text:p>14,03</text:p>
          </table:table-cell>
          <table:table-cell table:formula="of:=[.B142]+[.$H$6]*[.$H$3]" office:value-type="float" office:value="-137.631977348357" calcext:value-type="float">
            <text:p>-137,63</text:p>
          </table:table-cell>
          <table:table-cell table:formula="of:=[.C142]+[.B143]*[.$H$3]" office:value-type="float" office:value="27.6806526802734" calcext:value-type="float">
            <text:p>27,68</text:p>
          </table:table-cell>
          <table:table-cell table:number-columns-repeated="5"/>
        </table:table-row>
        <table:table-row table:style-name="ro1">
          <table:table-cell table:formula="of:=[.A143]+[.$H$3]" office:value-type="float" office:value="14.1292651032502" calcext:value-type="float">
            <text:p>14,13</text:p>
          </table:table-cell>
          <table:table-cell table:formula="of:=[.B143]+[.$H$6]*[.$H$3]" office:value-type="float" office:value="-138.608090662884" calcext:value-type="float">
            <text:p>-138,61</text:p>
          </table:table-cell>
          <table:table-cell table:formula="of:=[.C143]+[.B144]*[.$H$3]" office:value-type="float" office:value="13.8888888885042" calcext:value-type="float">
            <text:p>13,89</text:p>
          </table:table-cell>
          <table:table-cell table:number-columns-repeated="5"/>
        </table:table-row>
        <table:table-row table:style-name="ro1">
          <table:table-cell table:formula="of:=[.A144]+[.$H$3]" office:value-type="float" office:value="14.2287669701745" calcext:value-type="float">
            <text:p>14,23</text:p>
          </table:table-cell>
          <table:table-cell table:formula="of:=[.B144]+[.$H$6]*[.$H$3]" office:value-type="float" office:value="-139.584203977411" calcext:value-type="float">
            <text:p>-139,58</text:p>
          </table:table-cell>
          <table:table-cell table:formula="of:=[.C144]+[.B145]*[.$H$3]" office:value-type="float" office:value="-0.000000000390061316579704" calcext:value-type="float">
            <text:p>0,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5:15:10.312187445</meta:creation-date>
    <dc:date>2020-10-07T15:44:06.210333530</dc:date>
    <meta:editing-duration>PT18M45S</meta:editing-duration>
    <meta:editing-cycles>3</meta:editing-cycles>
    <meta:generator>LibreOffice/5.1.6.2$Linux_X86_64 LibreOffice_project/10m0$Build-2</meta:generator>
    <meta:document-statistic meta:table-count="1" meta:cell-count="4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3.508cm" svg:y="3.955cm" style:legend-expansion="high" chart:style-name="ch2"/>
        <chart:plot-area chart:style-name="ch3" table:cell-range-address="Tabelle1.A1:Tabelle1.C145" chart:data-source-has-labels="row" svg:x="0.319cm" svg:y="0.18cm" svg:width="12.87cm" svg:height="8.646cm">
          <chartooo:coordinate-region svg:x="1.708cm" svg:y="0.38cm" svg:width="10.87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145" chart:label-cell-address="Tabelle1.B1:Tabelle1.B1" chart:class="chart:scatter">
            <chart:domain table:cell-range-address="Tabelle1.A2:Tabelle1.A145"/>
            <chart:data-point chart:repeated="144"/>
          </chart:series>
          <chart:series chart:style-name="ch7" chart:values-cell-range-address="Tabelle1.C2:Tabelle1.C145" chart:label-cell-address="Tabelle1.C1:Tabelle1.C1" chart:class="chart:scatter">
            <chart:data-point chart:repeated="1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 [m/s]</text:p>
                <draw:g>
                  <svg:desc>Tabelle1.B1:Tabelle1.B1</svg:desc>
                </draw:g>
              </table:table-cell>
              <table:table-cell office:value-type="string">
                <text:p>S [m]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145</svg:desc>
                </draw:g>
              </table:table-cell>
              <table:table-cell office:value-type="float" office:value="0">
                <text:p>0</text:p>
                <draw:g>
                  <svg:desc>Tabelle1.B2:Tabelle1.B145</svg:desc>
                </draw:g>
              </table:table-cell>
              <table:table-cell office:value-type="float" office:value="1000">
                <text:p>1000</text:p>
                <draw:g>
                  <svg:desc>Tabelle1.C2:Tabelle1.C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5018669242969">
                <text:p>0.0995018669242969</text:p>
              </table:table-cell>
              <table:table-cell office:value-type="float" office:value="-0.976113314527352">
                <text:p>-0.976113314527352</text:p>
              </table:table-cell>
              <table:table-cell office:value-type="float" office:value="999.902874902875">
                <text:p>999.902874902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003733848594">
                <text:p>0.199003733848594</text:p>
              </table:table-cell>
              <table:table-cell office:value-type="float" office:value="-1.9522266290547">
                <text:p>-1.9522266290547</text:p>
              </table:table-cell>
              <table:table-cell office:value-type="float" office:value="999.708624708625">
                <text:p>999.708624708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8505600772891">
                <text:p>0.298505600772891</text:p>
              </table:table-cell>
              <table:table-cell office:value-type="float" office:value="-2.92833994358206">
                <text:p>-2.92833994358206</text:p>
              </table:table-cell>
              <table:table-cell office:value-type="float" office:value="999.417249417249">
                <text:p>999.417249417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8007467697187">
                <text:p>0.398007467697187</text:p>
              </table:table-cell>
              <table:table-cell office:value-type="float" office:value="-3.90445325810941">
                <text:p>-3.90445325810941</text:p>
              </table:table-cell>
              <table:table-cell office:value-type="float" office:value="999.028749028749">
                <text:p>999.028749028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7509334621484">
                <text:p>0.497509334621484</text:p>
              </table:table-cell>
              <table:table-cell office:value-type="float" office:value="-4.88056657263676">
                <text:p>-4.88056657263676</text:p>
              </table:table-cell>
              <table:table-cell office:value-type="float" office:value="998.543123543123">
                <text:p>998.543123543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7011201545781">
                <text:p>0.597011201545781</text:p>
              </table:table-cell>
              <table:table-cell office:value-type="float" office:value="-5.85667988716411">
                <text:p>-5.85667988716411</text:p>
              </table:table-cell>
              <table:table-cell office:value-type="float" office:value="997.960372960372">
                <text:p>997.960372960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6513068470078">
                <text:p>0.696513068470078</text:p>
              </table:table-cell>
              <table:table-cell office:value-type="float" office:value="-6.83279320169147">
                <text:p>-6.83279320169147</text:p>
              </table:table-cell>
              <table:table-cell office:value-type="float" office:value="997.280497280496">
                <text:p>997.280497280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6014935394375">
                <text:p>0.796014935394375</text:p>
              </table:table-cell>
              <table:table-cell office:value-type="float" office:value="-7.80890651621882">
                <text:p>-7.80890651621882</text:p>
              </table:table-cell>
              <table:table-cell office:value-type="float" office:value="996.503496503495">
                <text:p>996.503496503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5516802318672">
                <text:p>0.895516802318672</text:p>
              </table:table-cell>
              <table:table-cell office:value-type="float" office:value="-8.78501983074617">
                <text:p>-8.78501983074617</text:p>
              </table:table-cell>
              <table:table-cell office:value-type="float" office:value="995.629370629369">
                <text:p>995.629370629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018669242969">
                <text:p>0.995018669242969</text:p>
              </table:table-cell>
              <table:table-cell office:value-type="float" office:value="-9.76113314527353">
                <text:p>-9.76113314527353</text:p>
              </table:table-cell>
              <table:table-cell office:value-type="float" office:value="994.658119658118">
                <text:p>994.658119658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452053616727">
                <text:p>1.09452053616727</text:p>
              </table:table-cell>
              <table:table-cell office:value-type="float" office:value="-10.7372464598009">
                <text:p>-10.7372464598009</text:p>
              </table:table-cell>
              <table:table-cell office:value-type="float" office:value="993.589743589741">
                <text:p>993.589743589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9402240309156">
                <text:p>1.19402240309156</text:p>
              </table:table-cell>
              <table:table-cell office:value-type="float" office:value="-11.7133597743282">
                <text:p>-11.7133597743282</text:p>
              </table:table-cell>
              <table:table-cell office:value-type="float" office:value="992.42424242424">
                <text:p>992.42424242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352427001586">
                <text:p>1.29352427001586</text:p>
              </table:table-cell>
              <table:table-cell office:value-type="float" office:value="-12.6894730888556">
                <text:p>-12.6894730888556</text:p>
              </table:table-cell>
              <table:table-cell office:value-type="float" office:value="991.161616161613">
                <text:p>991.161616161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302613694016">
                <text:p>1.39302613694016</text:p>
              </table:table-cell>
              <table:table-cell office:value-type="float" office:value="-13.6655864033829">
                <text:p>-13.6655864033829</text:p>
              </table:table-cell>
              <table:table-cell office:value-type="float" office:value="989.801864801861">
                <text:p>989.8018648018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252800386445">
                <text:p>1.49252800386445</text:p>
              </table:table-cell>
              <table:table-cell office:value-type="float" office:value="-14.6416997179103">
                <text:p>-14.6416997179103</text:p>
              </table:table-cell>
              <table:table-cell office:value-type="float" office:value="988.344988344984">
                <text:p>988.344988344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202987078875">
                <text:p>1.59202987078875</text:p>
              </table:table-cell>
              <table:table-cell office:value-type="float" office:value="-15.6178130324376">
                <text:p>-15.6178130324376</text:p>
              </table:table-cell>
              <table:table-cell office:value-type="float" office:value="986.790986790982">
                <text:p>986.7909867909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153173771305">
                <text:p>1.69153173771305</text:p>
              </table:table-cell>
              <table:table-cell office:value-type="float" office:value="-16.593926346965">
                <text:p>-16.593926346965</text:p>
              </table:table-cell>
              <table:table-cell office:value-type="float" office:value="985.139860139855">
                <text:p>985.139860139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9103360463734">
                <text:p>1.79103360463734</text:p>
              </table:table-cell>
              <table:table-cell office:value-type="float" office:value="-17.5700396614924">
                <text:p>-17.5700396614924</text:p>
              </table:table-cell>
              <table:table-cell office:value-type="float" office:value="983.391608391602">
                <text:p>983.391608391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053547156164">
                <text:p>1.89053547156164</text:p>
              </table:table-cell>
              <table:table-cell office:value-type="float" office:value="-18.5461529760197">
                <text:p>-18.5461529760197</text:p>
              </table:table-cell>
              <table:table-cell office:value-type="float" office:value="981.546231546225">
                <text:p>981.546231546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003733848594">
                <text:p>1.99003733848594</text:p>
              </table:table-cell>
              <table:table-cell office:value-type="float" office:value="-19.5222662905471">
                <text:p>-19.5222662905471</text:p>
              </table:table-cell>
              <table:table-cell office:value-type="float" office:value="979.603729603722">
                <text:p>979.603729603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8953920541023">
                <text:p>2.08953920541023</text:p>
              </table:table-cell>
              <table:table-cell office:value-type="float" office:value="-20.4983796050744">
                <text:p>-20.4983796050744</text:p>
              </table:table-cell>
              <table:table-cell office:value-type="float" office:value="977.564102564094">
                <text:p>977.564102564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8904107233453">
                <text:p>2.18904107233453</text:p>
              </table:table-cell>
              <table:table-cell office:value-type="float" office:value="-21.4744929196018">
                <text:p>-21.4744929196018</text:p>
              </table:table-cell>
              <table:table-cell office:value-type="float" office:value="975.427350427341">
                <text:p>975.4273504273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8854293925883">
                <text:p>2.28854293925883</text:p>
              </table:table-cell>
              <table:table-cell office:value-type="float" office:value="-22.4506062341291">
                <text:p>-22.4506062341291</text:p>
              </table:table-cell>
              <table:table-cell office:value-type="float" office:value="973.193473193463">
                <text:p>973.193473193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8804480618312">
                <text:p>2.38804480618312</text:p>
              </table:table-cell>
              <table:table-cell office:value-type="float" office:value="-23.4267195486565">
                <text:p>-23.4267195486565</text:p>
              </table:table-cell>
              <table:table-cell office:value-type="float" office:value="970.86247086246">
                <text:p>970.86247086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8754667310742">
                <text:p>2.48754667310742</text:p>
              </table:table-cell>
              <table:table-cell office:value-type="float" office:value="-24.4028328631838">
                <text:p>-24.4028328631838</text:p>
              </table:table-cell>
              <table:table-cell office:value-type="float" office:value="968.434343434331">
                <text:p>968.434343434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8704854003172">
                <text:p>2.58704854003172</text:p>
              </table:table-cell>
              <table:table-cell office:value-type="float" office:value="-25.3789461777112">
                <text:p>-25.3789461777112</text:p>
              </table:table-cell>
              <table:table-cell office:value-type="float" office:value="965.909090909078">
                <text:p>965.909090909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8655040695602">
                <text:p>2.68655040695602</text:p>
              </table:table-cell>
              <table:table-cell office:value-type="float" office:value="-26.3550594922385">
                <text:p>-26.3550594922385</text:p>
              </table:table-cell>
              <table:table-cell office:value-type="float" office:value="963.286713286699">
                <text:p>963.286713286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8605227388031">
                <text:p>2.78605227388031</text:p>
              </table:table-cell>
              <table:table-cell office:value-type="float" office:value="-27.3311728067659">
                <text:p>-27.3311728067659</text:p>
              </table:table-cell>
              <table:table-cell office:value-type="float" office:value="960.567210567195">
                <text:p>960.567210567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8555414080461">
                <text:p>2.88555414080461</text:p>
              </table:table-cell>
              <table:table-cell office:value-type="float" office:value="-28.3072861212932">
                <text:p>-28.3072861212932</text:p>
              </table:table-cell>
              <table:table-cell office:value-type="float" office:value="957.750582750566">
                <text:p>957.750582750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505600772891">
                <text:p>2.98505600772891</text:p>
              </table:table-cell>
              <table:table-cell office:value-type="float" office:value="-29.2833994358206">
                <text:p>-29.2833994358206</text:p>
              </table:table-cell>
              <table:table-cell office:value-type="float" office:value="954.836829836812">
                <text:p>954.8368298368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845578746532">
                <text:p>3.0845578746532</text:p>
              </table:table-cell>
              <table:table-cell office:value-type="float" office:value="-30.2595127503479">
                <text:p>-30.2595127503479</text:p>
              </table:table-cell>
              <table:table-cell office:value-type="float" office:value="951.825951825933">
                <text:p>951.8259518259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840597415775">
                <text:p>3.1840597415775</text:p>
              </table:table-cell>
              <table:table-cell office:value-type="float" office:value="-31.2356260648753">
                <text:p>-31.2356260648753</text:p>
              </table:table-cell>
              <table:table-cell office:value-type="float" office:value="948.717948717929">
                <text:p>948.717948717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835616085018">
                <text:p>3.2835616085018</text:p>
              </table:table-cell>
              <table:table-cell office:value-type="float" office:value="-32.2117393794027">
                <text:p>-32.2117393794027</text:p>
              </table:table-cell>
              <table:table-cell office:value-type="float" office:value="945.512820512799">
                <text:p>945.512820512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8306347542609">
                <text:p>3.38306347542609</text:p>
              </table:table-cell>
              <table:table-cell office:value-type="float" office:value="-33.18785269393">
                <text:p>-33.18785269393</text:p>
              </table:table-cell>
              <table:table-cell office:value-type="float" office:value="942.210567210545">
                <text:p>942.2105672105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8256534235039">
                <text:p>3.48256534235039</text:p>
              </table:table-cell>
              <table:table-cell office:value-type="float" office:value="-34.1639660084574">
                <text:p>-34.1639660084574</text:p>
              </table:table-cell>
              <table:table-cell office:value-type="float" office:value="938.811188811165">
                <text:p>938.811188811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8206720927469">
                <text:p>3.58206720927469</text:p>
              </table:table-cell>
              <table:table-cell office:value-type="float" office:value="-35.1400793229847">
                <text:p>-35.1400793229847</text:p>
              </table:table-cell>
              <table:table-cell office:value-type="float" office:value="935.31468531466">
                <text:p>935.31468531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8156907619898">
                <text:p>3.68156907619898</text:p>
              </table:table-cell>
              <table:table-cell office:value-type="float" office:value="-36.1161926375121">
                <text:p>-36.1161926375121</text:p>
              </table:table-cell>
              <table:table-cell office:value-type="float" office:value="931.72105672103">
                <text:p>931.72105672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8107094312328">
                <text:p>3.78107094312328</text:p>
              </table:table-cell>
              <table:table-cell office:value-type="float" office:value="-37.0923059520394">
                <text:p>-37.0923059520394</text:p>
              </table:table-cell>
              <table:table-cell office:value-type="float" office:value="928.030303030275">
                <text:p>928.030303030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8057281004758">
                <text:p>3.88057281004758</text:p>
              </table:table-cell>
              <table:table-cell office:value-type="float" office:value="-38.0684192665668">
                <text:p>-38.0684192665668</text:p>
              </table:table-cell>
              <table:table-cell office:value-type="float" office:value="924.242424242395">
                <text:p>924.242424242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8007467697187">
                <text:p>3.98007467697187</text:p>
              </table:table-cell>
              <table:table-cell office:value-type="float" office:value="-39.0445325810941">
                <text:p>-39.0445325810941</text:p>
              </table:table-cell>
              <table:table-cell office:value-type="float" office:value="920.357420357389">
                <text:p>920.357420357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7957654389617">
                <text:p>4.07957654389617</text:p>
              </table:table-cell>
              <table:table-cell office:value-type="float" office:value="-40.0206458956215">
                <text:p>-40.0206458956215</text:p>
              </table:table-cell>
              <table:table-cell office:value-type="float" office:value="916.375291375259">
                <text:p>916.375291375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7907841082047">
                <text:p>4.17907841082047</text:p>
              </table:table-cell>
              <table:table-cell office:value-type="float" office:value="-40.9967592101488">
                <text:p>-40.9967592101488</text:p>
              </table:table-cell>
              <table:table-cell office:value-type="float" office:value="912.296037296003">
                <text:p>912.296037296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7858027774477">
                <text:p>4.27858027774477</text:p>
              </table:table-cell>
              <table:table-cell office:value-type="float" office:value="-41.9728725246762">
                <text:p>-41.9728725246762</text:p>
              </table:table-cell>
              <table:table-cell office:value-type="float" office:value="908.119658119622">
                <text:p>908.1196581196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7808214466906">
                <text:p>4.37808214466906</text:p>
              </table:table-cell>
              <table:table-cell office:value-type="float" office:value="-42.9489858392035">
                <text:p>-42.9489858392035</text:p>
              </table:table-cell>
              <table:table-cell office:value-type="float" office:value="903.846153846116">
                <text:p>903.846153846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7758401159336">
                <text:p>4.47758401159336</text:p>
              </table:table-cell>
              <table:table-cell office:value-type="float" office:value="-43.9250991537309">
                <text:p>-43.9250991537309</text:p>
              </table:table-cell>
              <table:table-cell office:value-type="float" office:value="899.475524475485">
                <text:p>899.4755244754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7708587851766">
                <text:p>4.57708587851766</text:p>
              </table:table-cell>
              <table:table-cell office:value-type="float" office:value="-44.9012124682582">
                <text:p>-44.9012124682582</text:p>
              </table:table-cell>
              <table:table-cell office:value-type="float" office:value="895.007770007729">
                <text:p>895.0077700077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7658774544195">
                <text:p>4.67658774544195</text:p>
              </table:table-cell>
              <table:table-cell office:value-type="float" office:value="-45.8773257827856">
                <text:p>-45.8773257827856</text:p>
              </table:table-cell>
              <table:table-cell office:value-type="float" office:value="890.442890442848">
                <text:p>890.442890442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7608961236625">
                <text:p>4.77608961236625</text:p>
              </table:table-cell>
              <table:table-cell office:value-type="float" office:value="-46.853439097313">
                <text:p>-46.853439097313</text:p>
              </table:table-cell>
              <table:table-cell office:value-type="float" office:value="885.780885780841">
                <text:p>885.780885780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7559147929055">
                <text:p>4.87559147929055</text:p>
              </table:table-cell>
              <table:table-cell office:value-type="float" office:value="-47.8295524118403">
                <text:p>-47.8295524118403</text:p>
              </table:table-cell>
              <table:table-cell office:value-type="float" office:value="881.02175602171">
                <text:p>881.021756021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7509334621484">
                <text:p>4.97509334621484</text:p>
              </table:table-cell>
              <table:table-cell office:value-type="float" office:value="-48.8056657263677">
                <text:p>-48.8056657263677</text:p>
              </table:table-cell>
              <table:table-cell office:value-type="float" office:value="876.165501165453">
                <text:p>876.1655011654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7459521313914">
                <text:p>5.07459521313914</text:p>
              </table:table-cell>
              <table:table-cell office:value-type="float" office:value="-49.781779040895">
                <text:p>-49.781779040895</text:p>
              </table:table-cell>
              <table:table-cell office:value-type="float" office:value="871.212121212071">
                <text:p>871.2121212120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17409708006344">
                <text:p>5.17409708006344</text:p>
              </table:table-cell>
              <table:table-cell office:value-type="float" office:value="-50.7578923554224">
                <text:p>-50.7578923554224</text:p>
              </table:table-cell>
              <table:table-cell office:value-type="float" office:value="866.161616161564">
                <text:p>866.161616161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27359894698773">
                <text:p>5.27359894698773</text:p>
              </table:table-cell>
              <table:table-cell office:value-type="float" office:value="-51.7340056699497">
                <text:p>-51.7340056699497</text:p>
              </table:table-cell>
              <table:table-cell office:value-type="float" office:value="861.013986013932">
                <text:p>861.013986013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37310081391203">
                <text:p>5.37310081391203</text:p>
              </table:table-cell>
              <table:table-cell office:value-type="float" office:value="-52.7101189844771">
                <text:p>-52.7101189844771</text:p>
              </table:table-cell>
              <table:table-cell office:value-type="float" office:value="855.769230769175">
                <text:p>855.7692307691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7260268083633">
                <text:p>5.47260268083633</text:p>
              </table:table-cell>
              <table:table-cell office:value-type="float" office:value="-53.6862322990044">
                <text:p>-53.6862322990044</text:p>
              </table:table-cell>
              <table:table-cell office:value-type="float" office:value="850.427350427292">
                <text:p>850.427350427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7210454776063">
                <text:p>5.57210454776063</text:p>
              </table:table-cell>
              <table:table-cell office:value-type="float" office:value="-54.6623456135318">
                <text:p>-54.6623456135318</text:p>
              </table:table-cell>
              <table:table-cell office:value-type="float" office:value="844.988344988285">
                <text:p>844.988344988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7160641468492">
                <text:p>5.67160641468492</text:p>
              </table:table-cell>
              <table:table-cell office:value-type="float" office:value="-55.6384589280591">
                <text:p>-55.6384589280591</text:p>
              </table:table-cell>
              <table:table-cell office:value-type="float" office:value="839.452214452152">
                <text:p>839.452214452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77110828160922">
                <text:p>5.77110828160922</text:p>
              </table:table-cell>
              <table:table-cell office:value-type="float" office:value="-56.6145722425865">
                <text:p>-56.6145722425865</text:p>
              </table:table-cell>
              <table:table-cell office:value-type="float" office:value="833.818958818894">
                <text:p>833.818958818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7061014853352">
                <text:p>5.87061014853352</text:p>
              </table:table-cell>
              <table:table-cell office:value-type="float" office:value="-57.5906855571138">
                <text:p>-57.5906855571138</text:p>
              </table:table-cell>
              <table:table-cell office:value-type="float" office:value="828.088578088511">
                <text:p>828.0885780885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7011201545781">
                <text:p>5.97011201545781</text:p>
              </table:table-cell>
              <table:table-cell office:value-type="float" office:value="-58.5667988716412">
                <text:p>-58.5667988716412</text:p>
              </table:table-cell>
              <table:table-cell office:value-type="float" office:value="822.261072261003">
                <text:p>822.261072261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6961388238211">
                <text:p>6.06961388238211</text:p>
              </table:table-cell>
              <table:table-cell office:value-type="float" office:value="-59.5429121861685">
                <text:p>-59.5429121861685</text:p>
              </table:table-cell>
              <table:table-cell office:value-type="float" office:value="816.33644133637">
                <text:p>816.336441336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6911574930641">
                <text:p>6.16911574930641</text:p>
              </table:table-cell>
              <table:table-cell office:value-type="float" office:value="-60.5190255006959">
                <text:p>-60.5190255006959</text:p>
              </table:table-cell>
              <table:table-cell office:value-type="float" office:value="810.314685314611">
                <text:p>810.3146853146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686176162307">
                <text:p>6.2686176162307</text:p>
              </table:table-cell>
              <table:table-cell office:value-type="float" office:value="-61.4951388152233">
                <text:p>-61.4951388152233</text:p>
              </table:table-cell>
              <table:table-cell office:value-type="float" office:value="804.195804195728">
                <text:p>804.195804195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68119483155">
                <text:p>6.368119483155</text:p>
              </table:table-cell>
              <table:table-cell office:value-type="float" office:value="-62.4712521297506">
                <text:p>-62.4712521297506</text:p>
              </table:table-cell>
              <table:table-cell office:value-type="float" office:value="797.979797979719">
                <text:p>797.9797979797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676213500793">
                <text:p>6.4676213500793</text:p>
              </table:table-cell>
              <table:table-cell office:value-type="float" office:value="-63.447365444278">
                <text:p>-63.447365444278</text:p>
              </table:table-cell>
              <table:table-cell office:value-type="float" office:value="791.666666666586">
                <text:p>791.6666666665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6712321700359">
                <text:p>6.56712321700359</text:p>
              </table:table-cell>
              <table:table-cell office:value-type="float" office:value="-64.4234787588053">
                <text:p>-64.4234787588053</text:p>
              </table:table-cell>
              <table:table-cell office:value-type="float" office:value="785.256410256327">
                <text:p>785.2564102563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6662508392789">
                <text:p>6.66662508392789</text:p>
              </table:table-cell>
              <table:table-cell office:value-type="float" office:value="-65.3995920733327">
                <text:p>-65.3995920733327</text:p>
              </table:table-cell>
              <table:table-cell office:value-type="float" office:value="778.749028748943">
                <text:p>778.7490287489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6612695085219">
                <text:p>6.76612695085219</text:p>
              </table:table-cell>
              <table:table-cell office:value-type="float" office:value="-66.37570538786">
                <text:p>-66.37570538786</text:p>
              </table:table-cell>
              <table:table-cell office:value-type="float" office:value="772.144522144433">
                <text:p>772.1445221444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6562881777648">
                <text:p>6.86562881777648</text:p>
              </table:table-cell>
              <table:table-cell office:value-type="float" office:value="-67.3518187023874">
                <text:p>-67.3518187023874</text:p>
              </table:table-cell>
              <table:table-cell office:value-type="float" office:value="765.442890442799">
                <text:p>765.442890442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6513068470078">
                <text:p>6.96513068470078</text:p>
              </table:table-cell>
              <table:table-cell office:value-type="float" office:value="-68.3279320169147">
                <text:p>-68.3279320169147</text:p>
              </table:table-cell>
              <table:table-cell office:value-type="float" office:value="758.64413364404">
                <text:p>758.64413364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6463255162508">
                <text:p>7.06463255162508</text:p>
              </table:table-cell>
              <table:table-cell office:value-type="float" office:value="-69.3040453314421">
                <text:p>-69.3040453314421</text:p>
              </table:table-cell>
              <table:table-cell office:value-type="float" office:value="751.748251748155">
                <text:p>751.748251748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6413441854937">
                <text:p>7.16413441854937</text:p>
              </table:table-cell>
              <table:table-cell office:value-type="float" office:value="-70.2801586459694">
                <text:p>-70.2801586459694</text:p>
              </table:table-cell>
              <table:table-cell office:value-type="float" office:value="744.755244755145">
                <text:p>744.7552447551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6363628547367">
                <text:p>7.26363628547367</text:p>
              </table:table-cell>
              <table:table-cell office:value-type="float" office:value="-71.2562719604968">
                <text:p>-71.2562719604968</text:p>
              </table:table-cell>
              <table:table-cell office:value-type="float" office:value="737.66511266501">
                <text:p>737.665112665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6313815239797">
                <text:p>7.36313815239797</text:p>
              </table:table-cell>
              <table:table-cell office:value-type="float" office:value="-72.2323852750241">
                <text:p>-72.2323852750241</text:p>
              </table:table-cell>
              <table:table-cell office:value-type="float" office:value="730.47785547775">
                <text:p>730.47785547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6264001932227">
                <text:p>7.46264001932227</text:p>
              </table:table-cell>
              <table:table-cell office:value-type="float" office:value="-73.2084985895515">
                <text:p>-73.2084985895515</text:p>
              </table:table-cell>
              <table:table-cell office:value-type="float" office:value="723.193473193365">
                <text:p>723.1934731933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6214188624656">
                <text:p>7.56214188624656</text:p>
              </table:table-cell>
              <table:table-cell office:value-type="float" office:value="-74.1846119040788">
                <text:p>-74.1846119040788</text:p>
              </table:table-cell>
              <table:table-cell office:value-type="float" office:value="715.811965811855">
                <text:p>715.8119658118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6164375317086">
                <text:p>7.66164375317086</text:p>
              </table:table-cell>
              <table:table-cell office:value-type="float" office:value="-75.1607252186062">
                <text:p>-75.1607252186062</text:p>
              </table:table-cell>
              <table:table-cell office:value-type="float" office:value="708.33333333322">
                <text:p>708.333333333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6114562009516">
                <text:p>7.76114562009516</text:p>
              </table:table-cell>
              <table:table-cell office:value-type="float" office:value="-76.1368385331335">
                <text:p>-76.1368385331335</text:p>
              </table:table-cell>
              <table:table-cell office:value-type="float" office:value="700.757575757459">
                <text:p>700.757575757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6064748701945">
                <text:p>7.86064748701945</text:p>
              </table:table-cell>
              <table:table-cell office:value-type="float" office:value="-77.1129518476609">
                <text:p>-77.1129518476609</text:p>
              </table:table-cell>
              <table:table-cell office:value-type="float" office:value="693.084693084573">
                <text:p>693.0846930845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6014935394375">
                <text:p>7.96014935394375</text:p>
              </table:table-cell>
              <table:table-cell office:value-type="float" office:value="-78.0890651621882">
                <text:p>-78.0890651621882</text:p>
              </table:table-cell>
              <table:table-cell office:value-type="float" office:value="685.314685314563">
                <text:p>685.3146853145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5965122086805">
                <text:p>8.05965122086805</text:p>
              </table:table-cell>
              <table:table-cell office:value-type="float" office:value="-79.0651784767156">
                <text:p>-79.0651784767156</text:p>
              </table:table-cell>
              <table:table-cell office:value-type="float" office:value="677.447552447427">
                <text:p>677.447552447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5915308779234">
                <text:p>8.15915308779234</text:p>
              </table:table-cell>
              <table:table-cell office:value-type="float" office:value="-80.041291791243">
                <text:p>-80.041291791243</text:p>
              </table:table-cell>
              <table:table-cell office:value-type="float" office:value="669.483294483166">
                <text:p>669.4832944831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5865495471664">
                <text:p>8.25865495471664</text:p>
              </table:table-cell>
              <table:table-cell office:value-type="float" office:value="-81.0174051057703">
                <text:p>-81.0174051057703</text:p>
              </table:table-cell>
              <table:table-cell office:value-type="float" office:value="661.421911421779">
                <text:p>661.4219114217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5815682164094">
                <text:p>8.35815682164094</text:p>
              </table:table-cell>
              <table:table-cell office:value-type="float" office:value="-81.9935184202977">
                <text:p>-81.9935184202977</text:p>
              </table:table-cell>
              <table:table-cell office:value-type="float" office:value="653.263403263268">
                <text:p>653.2634032632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5765868856524">
                <text:p>8.45765868856524</text:p>
              </table:table-cell>
              <table:table-cell office:value-type="float" office:value="-82.969631734825">
                <text:p>-82.969631734825</text:p>
              </table:table-cell>
              <table:table-cell office:value-type="float" office:value="645.007770007632">
                <text:p>645.0077700076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5716055548954">
                <text:p>8.55716055548954</text:p>
              </table:table-cell>
              <table:table-cell office:value-type="float" office:value="-83.9457450493524">
                <text:p>-83.9457450493524</text:p>
              </table:table-cell>
              <table:table-cell office:value-type="float" office:value="636.65501165487">
                <text:p>636.655011654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5666242241383">
                <text:p>8.65666242241383</text:p>
              </table:table-cell>
              <table:table-cell office:value-type="float" office:value="-84.9218583638797">
                <text:p>-84.9218583638797</text:p>
              </table:table-cell>
              <table:table-cell office:value-type="float" office:value="628.205128204983">
                <text:p>628.2051282049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5616428933813">
                <text:p>8.75616428933813</text:p>
              </table:table-cell>
              <table:table-cell office:value-type="float" office:value="-85.8979716784071">
                <text:p>-85.8979716784071</text:p>
              </table:table-cell>
              <table:table-cell office:value-type="float" office:value="619.658119657971">
                <text:p>619.6581196579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5566615626243">
                <text:p>8.85566615626243</text:p>
              </table:table-cell>
              <table:table-cell office:value-type="float" office:value="-86.8740849929344">
                <text:p>-86.8740849929344</text:p>
              </table:table-cell>
              <table:table-cell office:value-type="float" office:value="611.013986013834">
                <text:p>611.0139860138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5516802318673">
                <text:p>8.95516802318673</text:p>
              </table:table-cell>
              <table:table-cell office:value-type="float" office:value="-87.8501983074618">
                <text:p>-87.8501983074618</text:p>
              </table:table-cell>
              <table:table-cell office:value-type="float" office:value="602.272727272572">
                <text:p>602.2727272725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5466989011102">
                <text:p>9.05466989011102</text:p>
              </table:table-cell>
              <table:table-cell office:value-type="float" office:value="-88.8263116219891">
                <text:p>-88.8263116219891</text:p>
              </table:table-cell>
              <table:table-cell office:value-type="float" office:value="593.434343434185">
                <text:p>593.4343434341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5417175703532">
                <text:p>9.15417175703532</text:p>
              </table:table-cell>
              <table:table-cell office:value-type="float" office:value="-89.8024249365165">
                <text:p>-89.8024249365165</text:p>
              </table:table-cell>
              <table:table-cell office:value-type="float" office:value="584.498834498672">
                <text:p>584.4988344986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5367362395962">
                <text:p>9.25367362395962</text:p>
              </table:table-cell>
              <table:table-cell office:value-type="float" office:value="-90.7785382510438">
                <text:p>-90.7785382510438</text:p>
              </table:table-cell>
              <table:table-cell office:value-type="float" office:value="575.466200466035">
                <text:p>575.466200466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5317549088392">
                <text:p>9.35317549088392</text:p>
              </table:table-cell>
              <table:table-cell office:value-type="float" office:value="-91.7546515655712">
                <text:p>-91.7546515655712</text:p>
              </table:table-cell>
              <table:table-cell office:value-type="float" office:value="566.336441336272">
                <text:p>566.336441336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5267735780821">
                <text:p>9.45267735780821</text:p>
              </table:table-cell>
              <table:table-cell office:value-type="float" office:value="-92.7307648800985">
                <text:p>-92.7307648800985</text:p>
              </table:table-cell>
              <table:table-cell office:value-type="float" office:value="557.109557109384">
                <text:p>557.1095571093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5217922473251">
                <text:p>9.55217922473251</text:p>
              </table:table-cell>
              <table:table-cell office:value-type="float" office:value="-93.7068781946259">
                <text:p>-93.7068781946259</text:p>
              </table:table-cell>
              <table:table-cell office:value-type="float" office:value="547.785547785371">
                <text:p>547.7855477853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5168109165681">
                <text:p>9.65168109165681</text:p>
              </table:table-cell>
              <table:table-cell office:value-type="float" office:value="-94.6829915091533">
                <text:p>-94.6829915091533</text:p>
              </table:table-cell>
              <table:table-cell office:value-type="float" office:value="538.364413364233">
                <text:p>538.3644133642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5118295858111">
                <text:p>9.75118295858111</text:p>
              </table:table-cell>
              <table:table-cell office:value-type="float" office:value="-95.6591048236806">
                <text:p>-95.6591048236806</text:p>
              </table:table-cell>
              <table:table-cell office:value-type="float" office:value="528.84615384597">
                <text:p>528.846153845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5068482550541">
                <text:p>9.85068482550541</text:p>
              </table:table-cell>
              <table:table-cell office:value-type="float" office:value="-96.635218138208">
                <text:p>-96.635218138208</text:p>
              </table:table-cell>
              <table:table-cell office:value-type="float" office:value="519.230769230582">
                <text:p>519.2307692305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501866924297">
                <text:p>9.9501866924297</text:p>
              </table:table-cell>
              <table:table-cell office:value-type="float" office:value="-97.6113314527353">
                <text:p>-97.6113314527353</text:p>
              </table:table-cell>
              <table:table-cell office:value-type="float" office:value="509.518259518068">
                <text:p>509.5182595180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049688559354">
                <text:p>10.049688559354</text:p>
              </table:table-cell>
              <table:table-cell office:value-type="float" office:value="-98.5874447672627">
                <text:p>-98.5874447672627</text:p>
              </table:table-cell>
              <table:table-cell office:value-type="float" office:value="499.70862470843">
                <text:p>499.70862470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1491904262783">
                <text:p>10.1491904262783</text:p>
              </table:table-cell>
              <table:table-cell office:value-type="float" office:value="-99.56355808179">
                <text:p>-99.56355808179</text:p>
              </table:table-cell>
              <table:table-cell office:value-type="float" office:value="489.801864801666">
                <text:p>489.801864801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486922932026">
                <text:p>10.2486922932026</text:p>
              </table:table-cell>
              <table:table-cell office:value-type="float" office:value="-100.539671396317">
                <text:p>-100.539671396317</text:p>
              </table:table-cell>
              <table:table-cell office:value-type="float" office:value="479.797979797777">
                <text:p>479.7979797977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3481941601269">
                <text:p>10.3481941601269</text:p>
              </table:table-cell>
              <table:table-cell office:value-type="float" office:value="-101.515784710845">
                <text:p>-101.515784710845</text:p>
              </table:table-cell>
              <table:table-cell office:value-type="float" office:value="469.696969696763">
                <text:p>469.6969696967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4476960270512">
                <text:p>10.4476960270512</text:p>
              </table:table-cell>
              <table:table-cell office:value-type="float" office:value="-102.491898025372">
                <text:p>-102.491898025372</text:p>
              </table:table-cell>
              <table:table-cell office:value-type="float" office:value="459.498834498624">
                <text:p>459.498834498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5471978939755">
                <text:p>10.5471978939755</text:p>
              </table:table-cell>
              <table:table-cell office:value-type="float" office:value="-103.468011339899">
                <text:p>-103.468011339899</text:p>
              </table:table-cell>
              <table:table-cell office:value-type="float" office:value="449.203574203359">
                <text:p>449.2035742033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6466997608998">
                <text:p>10.6466997608998</text:p>
              </table:table-cell>
              <table:table-cell office:value-type="float" office:value="-104.444124654427">
                <text:p>-104.444124654427</text:p>
              </table:table-cell>
              <table:table-cell office:value-type="float" office:value="438.81118881097">
                <text:p>438.811188810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7462016278241">
                <text:p>10.7462016278241</text:p>
              </table:table-cell>
              <table:table-cell office:value-type="float" office:value="-105.420237968954">
                <text:p>-105.420237968954</text:p>
              </table:table-cell>
              <table:table-cell office:value-type="float" office:value="428.321678321455">
                <text:p>428.3216783214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8457034947484">
                <text:p>10.8457034947484</text:p>
              </table:table-cell>
              <table:table-cell office:value-type="float" office:value="-106.396351283481">
                <text:p>-106.396351283481</text:p>
              </table:table-cell>
              <table:table-cell office:value-type="float" office:value="417.735042734816">
                <text:p>417.735042734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9452053616727">
                <text:p>10.9452053616727</text:p>
              </table:table-cell>
              <table:table-cell office:value-type="float" office:value="-107.372464598009">
                <text:p>-107.372464598009</text:p>
              </table:table-cell>
              <table:table-cell office:value-type="float" office:value="407.051282051051">
                <text:p>407.0512820510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044707228597">
                <text:p>11.044707228597</text:p>
              </table:table-cell>
              <table:table-cell office:value-type="float" office:value="-108.348577912536">
                <text:p>-108.348577912536</text:p>
              </table:table-cell>
              <table:table-cell office:value-type="float" office:value="396.270396270161">
                <text:p>396.270396270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1442090955213">
                <text:p>11.1442090955213</text:p>
              </table:table-cell>
              <table:table-cell office:value-type="float" office:value="-109.324691227064">
                <text:p>-109.324691227064</text:p>
              </table:table-cell>
              <table:table-cell office:value-type="float" office:value="385.392385392146">
                <text:p>385.3923853921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2437109624456">
                <text:p>11.2437109624456</text:p>
              </table:table-cell>
              <table:table-cell office:value-type="float" office:value="-110.300804541591">
                <text:p>-110.300804541591</text:p>
              </table:table-cell>
              <table:table-cell office:value-type="float" office:value="374.417249417005">
                <text:p>374.417249417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3432128293699">
                <text:p>11.3432128293699</text:p>
              </table:table-cell>
              <table:table-cell office:value-type="float" office:value="-111.276917856118">
                <text:p>-111.276917856118</text:p>
              </table:table-cell>
              <table:table-cell office:value-type="float" office:value="363.34498834474">
                <text:p>363.344988344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427146962942">
                <text:p>11.4427146962942</text:p>
              </table:table-cell>
              <table:table-cell office:value-type="float" office:value="-112.253031170646">
                <text:p>-112.253031170646</text:p>
              </table:table-cell>
              <table:table-cell office:value-type="float" office:value="352.175602175349">
                <text:p>352.1756021753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422165632185">
                <text:p>11.5422165632185</text:p>
              </table:table-cell>
              <table:table-cell office:value-type="float" office:value="-113.229144485173">
                <text:p>-113.229144485173</text:p>
              </table:table-cell>
              <table:table-cell office:value-type="float" office:value="340.909090908834">
                <text:p>340.9090909088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6417184301428">
                <text:p>11.6417184301428</text:p>
              </table:table-cell>
              <table:table-cell office:value-type="float" office:value="-114.2052577997">
                <text:p>-114.2052577997</text:p>
              </table:table-cell>
              <table:table-cell office:value-type="float" office:value="329.545454545193">
                <text:p>329.5454545451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412202970671">
                <text:p>11.7412202970671</text:p>
              </table:table-cell>
              <table:table-cell office:value-type="float" office:value="-115.181371114228">
                <text:p>-115.181371114228</text:p>
              </table:table-cell>
              <table:table-cell office:value-type="float" office:value="318.084693084427">
                <text:p>318.0846930844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8407221639914">
                <text:p>11.8407221639914</text:p>
              </table:table-cell>
              <table:table-cell office:value-type="float" office:value="-116.157484428755">
                <text:p>-116.157484428755</text:p>
              </table:table-cell>
              <table:table-cell office:value-type="float" office:value="306.526806526536">
                <text:p>306.5268065265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9402240309157">
                <text:p>11.9402240309157</text:p>
              </table:table-cell>
              <table:table-cell office:value-type="float" office:value="-117.133597743282">
                <text:p>-117.133597743282</text:p>
              </table:table-cell>
              <table:table-cell office:value-type="float" office:value="294.87179487152">
                <text:p>294.871794871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03972589784">
                <text:p>12.03972589784</text:p>
              </table:table-cell>
              <table:table-cell office:value-type="float" office:value="-118.10971105781">
                <text:p>-118.10971105781</text:p>
              </table:table-cell>
              <table:table-cell office:value-type="float" office:value="283.119658119378">
                <text:p>283.119658119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1392277647643">
                <text:p>12.1392277647643</text:p>
              </table:table-cell>
              <table:table-cell office:value-type="float" office:value="-119.085824372337">
                <text:p>-119.085824372337</text:p>
              </table:table-cell>
              <table:table-cell office:value-type="float" office:value="271.270396270112">
                <text:p>271.270396270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2387296316886">
                <text:p>12.2387296316886</text:p>
              </table:table-cell>
              <table:table-cell office:value-type="float" office:value="-120.061937686864">
                <text:p>-120.061937686864</text:p>
              </table:table-cell>
              <table:table-cell office:value-type="float" office:value="259.32400932372">
                <text:p>259.324009323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3382314986128">
                <text:p>12.3382314986128</text:p>
              </table:table-cell>
              <table:table-cell office:value-type="float" office:value="-121.038051001392">
                <text:p>-121.038051001392</text:p>
              </table:table-cell>
              <table:table-cell office:value-type="float" office:value="247.280497280204">
                <text:p>247.2804972802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4377333655371">
                <text:p>12.4377333655371</text:p>
              </table:table-cell>
              <table:table-cell office:value-type="float" office:value="-122.014164315919">
                <text:p>-122.014164315919</text:p>
              </table:table-cell>
              <table:table-cell office:value-type="float" office:value="235.139860139562">
                <text:p>235.1398601395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5372352324614">
                <text:p>12.5372352324614</text:p>
              </table:table-cell>
              <table:table-cell office:value-type="float" office:value="-122.990277630447">
                <text:p>-122.990277630447</text:p>
              </table:table-cell>
              <table:table-cell office:value-type="float" office:value="222.902097901795">
                <text:p>222.902097901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367370993857">
                <text:p>12.6367370993857</text:p>
              </table:table-cell>
              <table:table-cell office:value-type="float" office:value="-123.966390944974">
                <text:p>-123.966390944974</text:p>
              </table:table-cell>
              <table:table-cell office:value-type="float" office:value="210.567210566903">
                <text:p>210.5672105669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73623896631">
                <text:p>12.73623896631</text:p>
              </table:table-cell>
              <table:table-cell office:value-type="float" office:value="-124.942504259501">
                <text:p>-124.942504259501</text:p>
              </table:table-cell>
              <table:table-cell office:value-type="float" office:value="198.135198134885">
                <text:p>198.1351981348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8357408332343">
                <text:p>12.8357408332343</text:p>
              </table:table-cell>
              <table:table-cell office:value-type="float" office:value="-125.918617574029">
                <text:p>-125.918617574029</text:p>
              </table:table-cell>
              <table:table-cell office:value-type="float" office:value="185.606060605743">
                <text:p>185.6060606057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9352427001586">
                <text:p>12.9352427001586</text:p>
              </table:table-cell>
              <table:table-cell office:value-type="float" office:value="-126.894730888556">
                <text:p>-126.894730888556</text:p>
              </table:table-cell>
              <table:table-cell office:value-type="float" office:value="172.979797979475">
                <text:p>172.9797979794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0347445670829">
                <text:p>13.0347445670829</text:p>
              </table:table-cell>
              <table:table-cell office:value-type="float" office:value="-127.870844203083">
                <text:p>-127.870844203083</text:p>
              </table:table-cell>
              <table:table-cell office:value-type="float" office:value="160.256410256083">
                <text:p>160.2564102560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1342464340072">
                <text:p>13.1342464340072</text:p>
              </table:table-cell>
              <table:table-cell office:value-type="float" office:value="-128.846957517611">
                <text:p>-128.846957517611</text:p>
              </table:table-cell>
              <table:table-cell office:value-type="float" office:value="147.435897435565">
                <text:p>147.4358974355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337483009315">
                <text:p>13.2337483009315</text:p>
              </table:table-cell>
              <table:table-cell office:value-type="float" office:value="-129.823070832138">
                <text:p>-129.823070832138</text:p>
              </table:table-cell>
              <table:table-cell office:value-type="float" office:value="134.518259517922">
                <text:p>134.5182595179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3332501678558">
                <text:p>13.3332501678558</text:p>
              </table:table-cell>
              <table:table-cell office:value-type="float" office:value="-130.799184146665">
                <text:p>-130.799184146665</text:p>
              </table:table-cell>
              <table:table-cell office:value-type="float" office:value="121.503496503154">
                <text:p>121.50349650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4327520347801">
                <text:p>13.4327520347801</text:p>
              </table:table-cell>
              <table:table-cell office:value-type="float" office:value="-131.775297461193">
                <text:p>-131.775297461193</text:p>
              </table:table-cell>
              <table:table-cell office:value-type="float" office:value="108.391608391261">
                <text:p>108.3916083912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5322539017044">
                <text:p>13.5322539017044</text:p>
              </table:table-cell>
              <table:table-cell office:value-type="float" office:value="-132.75141077572">
                <text:p>-132.75141077572</text:p>
              </table:table-cell>
              <table:table-cell office:value-type="float" office:value="95.1825951822422">
                <text:p>95.18259518224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6317557686287">
                <text:p>13.6317557686287</text:p>
              </table:table-cell>
              <table:table-cell office:value-type="float" office:value="-133.727524090247">
                <text:p>-133.727524090247</text:p>
              </table:table-cell>
              <table:table-cell office:value-type="float" office:value="81.8764568760987">
                <text:p>81.87645687609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731257635553">
                <text:p>13.731257635553</text:p>
              </table:table-cell>
              <table:table-cell office:value-type="float" office:value="-134.703637404775">
                <text:p>-134.703637404775</text:p>
              </table:table-cell>
              <table:table-cell office:value-type="float" office:value="68.4731934728301">
                <text:p>68.47319347283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8307595024773">
                <text:p>13.8307595024773</text:p>
              </table:table-cell>
              <table:table-cell office:value-type="float" office:value="-135.679750719302">
                <text:p>-135.679750719302</text:p>
              </table:table-cell>
              <table:table-cell office:value-type="float" office:value="54.9728049724363">
                <text:p>54.97280497243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9302613694016">
                <text:p>13.9302613694016</text:p>
              </table:table-cell>
              <table:table-cell office:value-type="float" office:value="-136.655864033829">
                <text:p>-136.655864033829</text:p>
              </table:table-cell>
              <table:table-cell office:value-type="float" office:value="41.3752913749174">
                <text:p>41.37529137491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0297632363259">
                <text:p>14.0297632363259</text:p>
              </table:table-cell>
              <table:table-cell office:value-type="float" office:value="-137.631977348357">
                <text:p>-137.631977348357</text:p>
              </table:table-cell>
              <table:table-cell office:value-type="float" office:value="27.6806526802734">
                <text:p>27.68065268027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1292651032502">
                <text:p>14.1292651032502</text:p>
              </table:table-cell>
              <table:table-cell office:value-type="float" office:value="-138.608090662884">
                <text:p>-138.608090662884</text:p>
              </table:table-cell>
              <table:table-cell office:value-type="float" office:value="13.8888888885042">
                <text:p>13.88888888850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2287669701745">
                <text:p>14.2287669701745</text:p>
              </table:table-cell>
              <table:table-cell office:value-type="float" office:value="-139.584203977411">
                <text:p>-139.584203977411</text:p>
              </table:table-cell>
              <table:table-cell office:value-type="float" office:value="-0.000000000390061316579704">
                <text:p>-0.000000000390061316579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